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25800000190F6800374.jpg"/>
  <manifest:file-entry manifest:media-type="image/jpeg" manifest:full-path="Pictures/10000000000001F4000001462B3C0A3A.jpg"/>
  <manifest:file-entry manifest:media-type="image/jpeg" manifest:full-path="Pictures/10000000000001F4000001F4057F7EB6.jpg"/>
  <manifest:file-entry manifest:media-type="image/jpeg" manifest:full-path="Pictures/100000000000014D000001F42C145356.jpg"/>
  <manifest:file-entry manifest:media-type="image/jpeg" manifest:full-path="Pictures/100000000000025800000192B0DE76F2.jpg"/>
  <manifest:file-entry manifest:media-type="image/jpeg" manifest:full-path="Pictures/10000000000001F40000014D5C70E3C9.jpg"/>
  <manifest:file-entry manifest:media-type="image/jpeg" manifest:full-path="Pictures/10000000000001F400000177645C59C7.jpg"/>
  <manifest:file-entry manifest:media-type="image/jpeg" manifest:full-path="Pictures/10000000000001F400000114C6A9D523.jpg"/>
  <manifest:file-entry manifest:media-type="image/jpeg" manifest:full-path="Pictures/100000000000025800000190DF04246A.jpg"/>
  <manifest:file-entry manifest:media-type="image/png" manifest:full-path="Pictures/10000201000000580000001F516347EA.png"/>
  <manifest:file-entry manifest:media-type="image/jpeg" manifest:full-path="Pictures/10000000000002580000033541DB86CE.jpg"/>
  <manifest:file-entry manifest:media-type="image/jpeg" manifest:full-path="Pictures/10000000000001F40000014DBF86C789.jpg"/>
  <manifest:file-entry manifest:media-type="image/jpeg" manifest:full-path="Pictures/10000000000001DD000001F4BA671DBF.jpg"/>
  <manifest:file-entry manifest:media-type="image/jpeg" manifest:full-path="Pictures/10000000000001F40000016201C07483.jpg"/>
  <manifest:file-entry manifest:media-type="image/jpeg" manifest:full-path="Pictures/10000000000001F40000012D6A391C66.jpg"/>
  <manifest:file-entry manifest:media-type="image/jpeg" manifest:full-path="Pictures/10000000000001F40000017706E3FA04.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template-title">
      <style:graphic-properties draw:stroke="none" draw:fill="none" draw:fill-color="#ff3300" fo:min-height="9.95cm" draw:shadow="hidden" draw:shadow-offset-y="0.106cm" draw:shadow-color="#993366"/>
    </style:style>
    <style:style style:name="pr2" style:family="presentation" style:parent-style-name="template-subtitle">
      <style:graphic-properties draw:stroke="none" draw:fill="none" draw:fill-color="#ffffff" fo:min-height="4.129cm" draw:shadow="hidden"/>
    </style:style>
    <style:style style:name="pr3" style:family="presentation" style:parent-style-name="template-notes">
      <style:graphic-properties draw:stroke="none" draw:fill="none" draw:fill-color="#bbe0e3" draw:auto-grow-height="true" fo:min-height="11.432cm" draw:shadow="hidden" draw:shadow-color="#808080"/>
    </style:style>
    <style:style style:name="pr4" style:family="presentation" style:parent-style-name="預設-subtitle">
      <style:graphic-properties draw:fill-color="#ffffff" draw:auto-grow-height="true" fo:min-height="16.539cm"/>
    </style:style>
    <style:style style:name="pr5" style:family="presentation" style:parent-style-name="預設-notes">
      <style:graphic-properties draw:stroke="none" draw:fill="none" draw:fill-color="#bbe0e3" draw:auto-grow-height="true" fo:min-height="11.432cm" draw:shadow="hidden" draw:shadow-color="#808080"/>
    </style:style>
    <style:style style:name="pr6" style:family="presentation" style:parent-style-name="預設-title">
      <style:graphic-properties fo:min-height="3.402cm"/>
    </style:style>
    <style:style style:name="pr7" style:family="presentation" style:parent-style-name="預設-subtitle">
      <style:graphic-properties draw:fill-color="#ffffff" fo:min-height="12.129cm"/>
    </style:style>
    <style:style style:name="pr8" style:family="presentation" style:parent-style-name="預設-notes">
      <style:graphic-properties draw:fill-color="#ffffff" fo:min-height="11.181cm"/>
    </style:style>
    <style:style style:name="pr9" style:family="presentation" style:parent-style-name="預設-title">
      <style:graphic-properties draw:stroke="none" draw:fill="none" draw:fill-color="#ffffff" fo:min-height="3.653cm" draw:shadow="hidden"/>
    </style:style>
    <style:style style:name="pr10" style:family="presentation" style:parent-style-name="預設-outline1">
      <style:graphic-properties draw:stroke="none" draw:fill="none" draw:fill-color="#ffffff" fo:min-height="12.38cm" draw:shadow="hidden"/>
    </style:style>
    <style:style style:name="pr11" style:family="presentation" style:parent-style-name="預設-subtitle">
      <style:graphic-properties draw:fill-color="#ffffff" fo:min-height="16.288cm"/>
    </style:style>
    <style:style style:name="pr12" style:family="presentation" style:parent-style-name="預設-title">
      <style:graphic-properties draw:auto-grow-height="true" fo:min-height="3.653cm"/>
    </style:style>
    <style:style style:name="P1" style:family="paragraph">
      <style:text-properties fo:font-size="28pt" style:font-size-asian="28pt" style:font-size-complex="28pt"/>
    </style:style>
    <style:style style:name="P2" style:family="paragraph">
      <style:text-properties fo:font-size="18pt" style:font-size-asian="18pt" style:font-size-complex="18pt"/>
    </style:style>
    <style:style style:name="P3" style:family="paragraph">
      <style:paragraph-properties fo:text-align="center"/>
    </style:style>
    <style:style style:name="P4" style:family="paragraph">
      <style:text-properties fo:font-size="12pt"/>
    </style:style>
    <style:style style:name="P5" style:family="paragraph">
      <style:text-properties style:font-size-asian="32pt"/>
    </style:style>
    <style:style style:name="T1" style:family="text">
      <style:text-properties fo:font-size="36pt" style:font-size-asian="36pt" style:font-size-complex="36pt"/>
    </style:style>
    <style:style style:name="T2" style:family="text">
      <style:text-properties fo:font-size="28pt" style:font-size-asian="28pt" style:font-size-complex="28pt"/>
    </style:style>
    <style:style style:name="T3" style:family="text">
      <style:text-properties fo:font-size="18pt" style:font-size-asian="18pt" style:font-size-complex="18pt"/>
    </style:style>
    <style:style style:name="T4" style:family="text">
      <style:text-properties style:font-size-asian="32pt"/>
    </style:style>
    <text:list-style style:name="L1">
      <text:list-level-style-bullet text:level="1" text:bullet-char="•">
        <style:list-level-properties/>
        <style:text-properties fo:font-family="Verdana" style:font-family-generic="swiss" style:font-pitch="variable" fo:color="#0066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Verdana" style:font-family-generic="swiss" style:font-pitch="variable" fo:color="#006699" fo:font-size="100%"/>
      </text:list-level-style-bullet>
      <text:list-level-style-bullet text:level="2" text:bullet-char="–">
        <style:list-level-properties text:space-before="1.27cm"/>
        <style:text-properties fo:font-family="Verdana" style:font-family-generic="swiss" style:font-pitch="variable" fo:color="#006699" fo:font-size="100%"/>
      </text:list-level-style-bullet>
      <text:list-level-style-bullet text:level="3" text:bullet-char="•">
        <style:list-level-properties text:space-before="2.54cm"/>
        <style:text-properties fo:font-family="Verdana" style:font-family-generic="swiss" style:font-pitch="variable" fo:color="#006699" fo:font-size="100%"/>
      </text:list-level-style-bullet>
      <text:list-level-style-bullet text:level="4" text:bullet-char="–">
        <style:list-level-properties text:space-before="3.81cm"/>
        <style:text-properties fo:font-family="Verdana" style:font-family-generic="swiss" style:font-pitch="variable" fo:color="#006699" fo:font-size="100%"/>
      </text:list-level-style-bullet>
      <text:list-level-style-bullet text:level="5" text:bullet-char="»">
        <style:list-level-properties text:space-before="5.08cm"/>
        <style:text-properties fo:font-family="Verdana" style:font-family-generic="swiss" style:font-pitch="variable" fo:color="#006699" fo:font-size="100%"/>
      </text:list-level-style-bullet>
      <text:list-level-style-bullet text:level="6" text:bullet-char="»">
        <style:list-level-properties text:space-before="5.08cm"/>
        <style:text-properties fo:font-family="Verdana" style:font-family-generic="swiss" style:font-pitch="variable" fo:color="#006699" fo:font-size="100%"/>
      </text:list-level-style-bullet>
      <text:list-level-style-bullet text:level="7" text:bullet-char="»">
        <style:list-level-properties text:space-before="5.08cm"/>
        <style:text-properties fo:font-family="Verdana" style:font-family-generic="swiss" style:font-pitch="variable" fo:color="#006699" fo:font-size="100%"/>
      </text:list-level-style-bullet>
      <text:list-level-style-bullet text:level="8" text:bullet-char="»">
        <style:list-level-properties text:space-before="5.08cm"/>
        <style:text-properties fo:font-family="Verdana" style:font-family-generic="swiss" style:font-pitch="variable" fo:color="#006699" fo:font-size="100%"/>
      </text:list-level-style-bullet>
      <text:list-level-style-bullet text:level="9" text:bullet-char="»">
        <style:list-level-properties text:space-before="5.08cm"/>
        <style:text-properties fo:font-family="Verdana" style:font-family-generic="swiss" style:font-pitch="variable" fo:color="#006699" fo:font-size="100%"/>
      </text:list-level-style-bullet>
      <text:list-level-style-bullet text:level="10" text:bullet-char="»">
        <style:list-level-properties text:space-before="5.08cm"/>
        <style:text-properties fo:font-family="Verdana" style:font-family-generic="swiss" style:font-pitch="variable" fo:color="#006699" fo:font-size="100%"/>
      </text:list-level-style-bullet>
    </text:list-style>
    <text:list-style style:name="L3">
      <text:list-level-style-bullet text:level="1" text:bullet-char="•">
        <style:list-level-properties text:min-label-width="0.952cm"/>
        <style:text-properties fo:font-family="Verdana" style:font-family-generic="swiss" style:font-pitch="variable" fo:color="#006699" fo:font-size="100%"/>
      </text:list-level-style-bullet>
      <text:list-level-style-bullet text:level="2" text:bullet-char="–">
        <style:list-level-properties text:space-before="1.27cm" text:min-label-width="0.793cm"/>
        <style:text-properties fo:font-family="Verdana" style:font-family-generic="swiss" style:font-pitch="variable" fo:color="#006699" fo:font-size="100%"/>
      </text:list-level-style-bullet>
      <text:list-level-style-bullet text:level="3" text:bullet-char="•">
        <style:list-level-properties text:space-before="2.54cm" text:min-label-width="0.635cm"/>
        <style:text-properties fo:font-family="Verdana" style:font-family-generic="swiss" style:font-pitch="variable" fo:color="#006699" fo:font-size="100%"/>
      </text:list-level-style-bullet>
      <text:list-level-style-bullet text:level="4" text:bullet-char="–">
        <style:list-level-properties text:space-before="3.81cm" text:min-label-width="0.635cm"/>
        <style:text-properties fo:font-family="Verdana" style:font-family-generic="swiss" style:font-pitch="variable" fo:color="#006699" fo:font-size="100%"/>
      </text:list-level-style-bullet>
      <text:list-level-style-bullet text:level="5" text:bullet-char="»">
        <style:list-level-properties text:space-before="5.08cm" text:min-label-width="0.635cm"/>
        <style:text-properties fo:font-family="Verdana" style:font-family-generic="swiss" style:font-pitch="variable" fo:color="#006699" fo:font-size="100%"/>
      </text:list-level-style-bullet>
      <text:list-level-style-bullet text:level="6" text:bullet-char="»">
        <style:list-level-properties text:space-before="5.08cm" text:min-label-width="0.635cm"/>
        <style:text-properties fo:font-family="Verdana" style:font-family-generic="swiss" style:font-pitch="variable" fo:color="#006699" fo:font-size="100%"/>
      </text:list-level-style-bullet>
      <text:list-level-style-bullet text:level="7" text:bullet-char="»">
        <style:list-level-properties text:space-before="5.08cm" text:min-label-width="0.635cm"/>
        <style:text-properties fo:font-family="Verdana" style:font-family-generic="swiss" style:font-pitch="variable" fo:color="#006699" fo:font-size="100%"/>
      </text:list-level-style-bullet>
      <text:list-level-style-bullet text:level="8" text:bullet-char="»">
        <style:list-level-properties text:space-before="5.08cm" text:min-label-width="0.635cm"/>
        <style:text-properties fo:font-family="Verdana" style:font-family-generic="swiss" style:font-pitch="variable" fo:color="#006699" fo:font-size="100%"/>
      </text:list-level-style-bullet>
      <text:list-level-style-bullet text:level="9" text:bullet-char="»">
        <style:list-level-properties text:space-before="5.08cm" text:min-label-width="0.635cm"/>
        <style:text-properties fo:font-family="Verdana" style:font-family-generic="swiss" style:font-pitch="variable" fo:color="#006699" fo:font-size="100%"/>
      </text:list-level-style-bullet>
      <text:list-level-style-bullet text:level="10" text:bullet-char="»">
        <style:list-level-properties text:space-before="5.08cm" text:min-label-width="0.635cm"/>
        <style:text-properties fo:font-family="Verdana" style:font-family-generic="swiss" style:font-pitch="variable" fo:color="#006699" fo:font-size="100%"/>
      </text:list-level-style-bullet>
    </text:list-style>
  </office:automatic-styles>
  <office:body>
    <office:presentation>
      <draw:page draw:name="page1" draw:style-name="dp1" draw:master-page-name="template" presentation:presentation-page-layout-name="AL1T0">
        <office:forms form:automatic-focus="false" form:apply-design-mode="false"/>
        <draw:frame presentation:style-name="pr1" draw:layer="layout" svg:width="17.202cm" svg:height="10.21cm" svg:x="6.822cm" svg:y="1.652cm" presentation:class="title" presentation:user-transformed="true">
          <draw:text-box>
            <text:p>OpenOffice.org的UNO魔術<text:line-break/><text:span text:style-name="T1">那些</text:span><text:span text:style-name="T1">MS Office</text:span><text:span text:style-name="T1">做不到的事</text:span></text:p>
          </draw:text-box>
        </draw:frame>
        <draw:frame presentation:style-name="pr2" draw:text-style-name="P1" draw:layer="layout" svg:width="17.075cm" svg:height="4.129cm" svg:x="6.913cm" svg:y="12.012cm" presentation:class="subtitle" presentation:user-transformed="true">
          <draw:text-box>
            <text:p><text:span text:style-name="T2">依瑪貓╱楊士青</text:span></text:p>
            <text:p><text:span text:style-name="T2">&lt;imacat@mail.imacat.idv.tw&gt;</text:span></text:p>
            <text:p><text:span text:style-name="T2">2010-08-11</text:span></text:p>
          </draw:text-box>
        </draw:frame>
        <presentation:notes draw:style-name="dp2">
          <draw:page-thumbnail draw:layer="layout" svg:width="12.7cm" svg:height="9.525cm" svg:x="3.175cm" svg:y="1.905cm" draw:page-number="1"/>
          <draw:frame presentation:style-name="pr3" draw:layer="layout" svg:width="15.24cm" svg:height="11.432cm" svg:x="1.905cm" svg:y="12.065cm" presentation:class="notes" presentation:placeholder="true">
            <draw:text-box/>
          </draw:frame>
        </presentation:notes>
      </draw:page>
      <draw:page draw:name="page2" draw:style-name="dp1" draw:master-page-name="預設" presentation:presentation-page-layout-name="AL2T32">
        <office:forms form:automatic-focus="false" form:apply-design-mode="false"/>
        <draw:frame presentation:style-name="pr4" draw:text-style-name="P2" draw:layer="layout" svg:width="22.9cm" svg:height="16.539cm" svg:x="1.23cm" svg:y="0.285cm" presentation:class="subtitle" presentation:user-transformed="true">
          <draw:text-box>
            <text:p><text:span text:style-name="T3">「</text:span><text:span text:style-name="T3">OpenOffice.org</text:span><text:span text:style-name="T3">的</text:span><text:span text:style-name="T3">UNO</text:span><text:span text:style-name="T3">魔術」簡報由</text:span><text:span text:style-name="T3"><text:a xlink:href="http://www.imacat.idv.tw/">依瑪貓╱楊士青</text:a></text:span><text:span text:style-name="T3">製作，</text:span></text:p>
            <text:p><text:span text:style-name="T3">以</text:span><text:span text:style-name="T3"><text:a xlink:href="http://creativecommons.org/licenses/by-sa/3.0/">創用CC Attribution-ShareAlike 3.0 Unported 授權條款</text:a></text:span><text:span text:style-name="T3">釋出。</text:span></text:p>
          </draw:text-box>
        </draw:frame>
        <draw:frame draw:style-name="gr1" draw:text-style-name="P3" draw:layer="layout" svg:width="3.103cm" svg:height="1.092cm" svg:x="11.24cm" svg:y="10cm">
          <draw:image xlink:href="Pictures/10000201000000580000001F516347EA.png" xlink:type="simple" xlink:show="embed" xlink:actuate="onLoad">
            <text:p/>
          </draw:image>
        </draw:frame>
        <presentation:notes draw:style-name="dp2">
          <draw:page-thumbnail draw:layer="layout" svg:width="12.7cm" svg:height="9.525cm" svg:x="3.175cm" svg:y="1.905cm" draw:page-number="2"/>
          <draw:frame presentation:style-name="pr5" draw:text-style-name="P4" draw:layer="layout" svg:width="15.24cm" svg:height="11.692cm" svg:x="1.905cm" svg:y="12.065cm" presentation:class="notes" presentation:placeholder="true">
            <draw:text-box/>
          </draw:frame>
        </presentation:notes>
      </draw:page>
      <draw:page draw:name="page3" draw:style-name="dp1" draw:master-page-name="預設" presentation:presentation-page-layout-name="AL2T32">
        <office:forms form:automatic-focus="false" form:apply-design-mode="false"/>
        <draw:frame presentation:style-name="pr4" draw:text-style-name="P5" draw:layer="layout" svg:width="22.9cm" svg:height="16.539cm" svg:x="1.23cm" svg:y="0.285cm" presentation:class="subtitle">
          <draw:text-box>
            <text:p><text:span text:style-name="T4">感謝</text:span></text:p>
          </draw:text-box>
        </draw:frame>
        <presentation:notes draw:style-name="dp2">
          <draw:page-thumbnail draw:layer="layout" svg:width="12.7cm" svg:height="9.525cm" svg:x="3.175cm" svg:y="1.905cm" draw:page-number="3"/>
          <draw:frame presentation:style-name="pr5" draw:text-style-name="P4" draw:layer="layout" svg:width="15.24cm" svg:height="11.692cm" svg:x="1.905cm" svg:y="12.065cm" presentation:class="notes" presentation:placeholder="true">
            <draw:text-box/>
          </draw:frame>
        </presentation:notes>
      </draw:page>
      <draw:page draw:name="page4" draw:style-name="dp1" draw:master-page-name="預設" presentation:presentation-page-layout-name="AL1T0">
        <office:forms form:automatic-focus="false" form:apply-design-mode="false"/>
        <draw:frame presentation:style-name="pr6" draw:layer="layout" svg:width="22.9cm" svg:height="3.662cm" svg:x="1.23cm" svg:y="0.28cm" presentation:class="title">
          <draw:text-box>
            <text:p>感謝</text:p>
          </draw:text-box>
        </draw:frame>
        <draw:frame presentation:style-name="pr7" draw:layer="layout" svg:width="22.86cm" svg:height="12.129cm" svg:x="1.27cm" svg:y="4.57cm" presentation:class="subtitle">
          <draw:text-box>
            <text:p>這個簡報獻給原昇陽Sun愉快的伙伴們。</text:p>
          </draw:text-box>
        </draw:frame>
        <presentation:notes draw:style-name="dp2">
          <draw:page-thumbnail draw:style-name="gr2" draw:layer="layout" svg:width="12.7cm" svg:height="9.526cm" svg:x="3.175cm" svg:y="1.904cm" draw:page-number="4" presentation:class="page"/>
          <draw:frame presentation:style-name="pr8" draw:layer="layout" svg:width="15.24cm" svg:height="11.441cm" svg:x="1.905cm" svg:y="12.065cm" presentation:class="notes" presentation:placeholder="true">
            <draw:text-box/>
          </draw:frame>
        </presentation:notes>
      </draw:page>
      <draw:page draw:name="page5" draw:style-name="dp1" draw:master-page-name="預設" presentation:presentation-page-layout-name="AL1T0">
        <office:forms form:automatic-focus="false" form:apply-design-mode="false"/>
        <draw:frame presentation:style-name="pr6" draw:layer="layout" svg:width="22.9cm" svg:height="3.662cm" svg:x="1.23cm" svg:y="0.28cm" presentation:class="title">
          <draw:text-box>
            <text:p>感謝</text:p>
          </draw:text-box>
        </draw:frame>
        <draw:frame presentation:style-name="pr7" draw:layer="layout" svg:width="22.86cm" svg:height="12.129cm" svg:x="1.27cm" svg:y="4.57cm" presentation:class="subtitle">
          <draw:text-box>
            <text:p>謝謝昇陽Sun長期贊助維護了這麼一個龐大，充滿驚奇趣味的OpenOffice.org。</text:p>
          </draw:text-box>
        </draw:frame>
        <presentation:notes draw:style-name="dp2">
          <draw:page-thumbnail draw:style-name="gr2" draw:layer="layout" svg:width="12.7cm" svg:height="9.526cm" svg:x="3.175cm" svg:y="1.904cm" draw:page-number="5" presentation:class="page"/>
          <draw:frame presentation:style-name="pr8" draw:layer="layout" svg:width="15.24cm" svg:height="11.441cm" svg:x="1.905cm" svg:y="12.065cm" presentation:class="notes" presentation:placeholder="true">
            <draw:text-box/>
          </draw:frame>
        </presentation:notes>
      </draw:page>
      <draw:page draw:name="page6" draw:style-name="dp1" draw:master-page-name="預設" presentation:presentation-page-layout-name="AL1T0">
        <office:forms form:automatic-focus="false" form:apply-design-mode="false"/>
        <draw:frame presentation:style-name="pr6" draw:layer="layout" svg:width="22.9cm" svg:height="3.662cm" svg:x="1.23cm" svg:y="0.28cm" presentation:class="title">
          <draw:text-box>
            <text:p>感謝</text:p>
          </draw:text-box>
        </draw:frame>
        <draw:frame presentation:style-name="pr7" draw:layer="layout" svg:width="22.86cm" svg:height="12.129cm" svg:x="1.27cm" svg:y="4.57cm" presentation:class="subtitle" presentation:user-transformed="true">
          <draw:text-box>
            <text:p>謝謝昇陽教育訓練中心伙伴的推坑，催(逼? :p)生了這場魔術表演。</text:p>
          </draw:text-box>
        </draw:frame>
        <presentation:notes draw:style-name="dp2">
          <draw:page-thumbnail draw:style-name="gr2" draw:layer="layout" svg:width="12.7cm" svg:height="9.526cm" svg:x="3.175cm" svg:y="1.904cm" draw:page-number="6" presentation:class="page"/>
          <draw:frame presentation:style-name="pr8" draw:layer="layout" svg:width="15.24cm" svg:height="11.441cm" svg:x="1.905cm" svg:y="12.065cm" presentation:class="notes" presentation:placeholder="true">
            <draw:text-box/>
          </draw:frame>
        </presentation:notes>
      </draw:page>
      <draw:page draw:name="page7" draw:style-name="dp1" draw:master-page-name="預設" presentation:presentation-page-layout-name="AL1T0">
        <office:forms form:automatic-focus="false" form:apply-design-mode="false"/>
        <draw:frame presentation:style-name="pr6" draw:layer="layout" svg:width="22.9cm" svg:height="3.662cm" svg:x="1.23cm" svg:y="0.28cm" presentation:class="title">
          <draw:text-box>
            <text:p>感謝</text:p>
          </draw:text-box>
        </draw:frame>
        <draw:frame presentation:style-name="pr7" draw:layer="layout" svg:width="22.86cm" svg:height="12.129cm" svg:x="1.27cm" svg:y="4.57cm" presentation:class="subtitle" presentation:user-transformed="true">
          <draw:text-box>
            <text:p>外面有昇陽/Oracle的攤位，結束後歡迎大家參觀。</text:p>
          </draw:text-box>
        </draw:frame>
        <presentation:notes draw:style-name="dp2">
          <draw:page-thumbnail draw:style-name="gr2" draw:layer="layout" svg:width="12.7cm" svg:height="9.526cm" svg:x="3.175cm" svg:y="1.904cm" draw:page-number="7" presentation:class="page"/>
          <draw:frame presentation:style-name="pr8" draw:layer="layout" svg:width="15.24cm" svg:height="11.441cm" svg:x="1.905cm" svg:y="12.065cm" presentation:class="notes" presentation:placeholder="true">
            <draw:text-box/>
          </draw:frame>
        </presentation:notes>
      </draw:page>
      <draw:page draw:name="page8" draw:style-name="dp1" draw:master-page-name="預設" presentation:presentation-page-layout-name="AL2T32">
        <office:forms form:automatic-focus="false" form:apply-design-mode="false"/>
        <draw:frame presentation:style-name="pr4" draw:layer="layout" svg:width="22.9cm" svg:height="16.539cm" svg:x="1.23cm" svg:y="0.285cm" presentation:class="subtitle">
          <draw:text-box>
            <text:p>自我介紹</text:p>
          </draw:text-box>
        </draw:frame>
        <presentation:notes draw:style-name="dp2">
          <draw:page-thumbnail draw:style-name="gr2" draw:layer="layout" svg:width="12.7cm" svg:height="9.526cm" svg:x="3.175cm" svg:y="1.904cm" draw:page-number="8" presentation:class="page"/>
          <draw:frame presentation:style-name="pr8" draw:layer="layout" svg:width="15.24cm" svg:height="11.441cm" svg:x="1.905cm" svg:y="12.065cm" presentation:class="notes" presentation:placeholder="true">
            <draw:text-box/>
          </draw:frame>
        </presentation:notes>
      </draw:page>
      <draw:page draw:name="page9" draw:style-name="dp1" draw:master-page-name="預設" presentation:presentation-page-layout-name="AL3T1">
        <office:forms form:automatic-focus="false" form:apply-design-mode="false"/>
        <draw:frame presentation:style-name="pr9" draw:layer="layout" svg:width="22.9cm" svg:height="3.913cm" svg:x="1.23cm" svg:y="0.28cm" presentation:class="title" presentation:user-transformed="true">
          <draw:text-box>
            <text:p>自我介紹</text:p>
          </draw:text-box>
        </draw:frame>
        <draw:frame presentation:style-name="pr10" draw:layer="layout" svg:width="22.86cm" svg:height="12.64cm" svg:x="1.27cm" svg:y="4.445cm" presentation:class="outline" presentation:user-transformed="true">
          <draw:text-box>
            <text:list text:style-name="L3">
              <text:list-item>
                <text:p>依瑪貓╱楊士青</text:p>
              </text:list-item>
              <text:list-item>
                <text:p>曾任OpenOffice.org應用開發工程師</text:p>
              </text:list-item>
              <text:list-item>
                <text:p>昇陽教育中心專任講師、資策會兼任講師、自由軟體鑄造場講師</text:p>
              </text:list-item>
              <text:list-item>
                <text:p>Debian OpenOffice.org套件團隊</text:p>
              </text:list-item>
            </text:list>
          </draw:text-box>
        </draw:frame>
        <presentation:notes draw:style-name="dp2">
          <draw:page-thumbnail draw:layer="layout" svg:width="12.7cm" svg:height="9.525cm" svg:x="3.175cm" svg:y="1.905cm" draw:page-number="9"/>
          <draw:frame presentation:style-name="pr5" draw:text-style-name="P4" draw:layer="layout" svg:width="15.24cm" svg:height="11.692cm" svg:x="1.905cm" svg:y="12.065cm" presentation:class="notes" presentation:placeholder="true">
            <draw:text-box/>
          </draw:frame>
        </presentation:notes>
      </draw:page>
      <draw:page draw:name="page10" draw:style-name="dp1" draw:master-page-name="預設" presentation:presentation-page-layout-name="AL2T32">
        <office:forms form:automatic-focus="false" form:apply-design-mode="false"/>
        <draw:frame presentation:style-name="pr11" draw:layer="layout" svg:width="22.9cm" svg:height="16.288cm" svg:x="1.23cm" svg:y="0.41cm" presentation:class="subtitle">
          <draw:text-box>
            <text:p>引言</text:p>
          </draw:text-box>
        </draw:frame>
        <presentation:notes draw:style-name="dp2">
          <draw:page-thumbnail draw:style-name="gr2" draw:layer="layout" svg:width="12.7cm" svg:height="9.526cm" svg:x="3.175cm" svg:y="1.904cm" draw:page-number="10" presentation:class="page"/>
          <draw:frame presentation:style-name="pr8" draw:layer="layout" svg:width="15.24cm" svg:height="11.441cm" svg:x="1.905cm" svg:y="12.065cm" presentation:class="notes" presentation:placeholder="true">
            <draw:text-box/>
          </draw:frame>
        </presentation:notes>
      </draw:page>
      <draw:page draw:name="page11" draw:style-name="dp1" draw:master-page-name="預設" presentation:presentation-page-layout-name="AL1T0">
        <office:forms form:automatic-focus="false" form:apply-design-mode="false"/>
        <draw:frame presentation:style-name="pr12" draw:layer="layout" svg:width="22.9cm" svg:height="3.913cm" svg:x="1.23cm" svg:y="0.155cm" presentation:class="title">
          <draw:text-box>
            <text:p>引言</text:p>
          </draw:text-box>
        </draw:frame>
        <draw:frame presentation:style-name="pr7" draw:layer="layout" svg:width="22.86cm" svg:height="12.129cm" svg:x="1.27cm" svg:y="4.57cm" presentation:class="subtitle">
          <draw:text-box>
            <text:p>接下來將有三場魔術表演。</text:p>
          </draw:text-box>
        </draw:frame>
        <presentation:notes draw:style-name="dp2">
          <draw:page-thumbnail draw:style-name="gr2" draw:layer="layout" svg:width="12.7cm" svg:height="9.526cm" svg:x="3.175cm" svg:y="1.904cm" draw:page-number="11" presentation:class="page"/>
          <draw:frame presentation:style-name="pr8" draw:layer="layout" svg:width="15.24cm" svg:height="11.441cm" svg:x="1.905cm" svg:y="12.065cm" presentation:class="notes" presentation:placeholder="true">
            <draw:text-box/>
          </draw:frame>
        </presentation:notes>
      </draw:page>
      <draw:page draw:name="page12" draw:style-name="dp1" draw:master-page-name="預設" presentation:presentation-page-layout-name="AL1T0">
        <office:forms form:automatic-focus="false" form:apply-design-mode="false"/>
        <draw:frame presentation:style-name="pr6" draw:layer="layout" svg:width="22.9cm" svg:height="3.662cm" svg:x="1.23cm" svg:y="0.28cm" presentation:class="title">
          <draw:text-box>
            <text:p>引言</text:p>
          </draw:text-box>
        </draw:frame>
        <draw:frame presentation:style-name="pr7" draw:layer="layout" svg:width="22.86cm" svg:height="12.129cm" svg:x="1.27cm" svg:y="4.57cm" presentation:class="subtitle">
          <draw:text-box>
            <text:p>魔術會失敗。</text:p>
            <text:p>如果失敗了，或不夠精彩，請多多包涵。</text:p>
          </draw:text-box>
        </draw:frame>
        <presentation:notes draw:style-name="dp2">
          <draw:page-thumbnail draw:style-name="gr2" draw:layer="layout" svg:width="12.7cm" svg:height="9.526cm" svg:x="3.175cm" svg:y="1.904cm" draw:page-number="12" presentation:class="page"/>
          <draw:frame presentation:style-name="pr8" draw:layer="layout" svg:width="15.24cm" svg:height="11.441cm" svg:x="1.905cm" svg:y="12.065cm" presentation:class="notes" presentation:placeholder="true">
            <draw:text-box/>
          </draw:frame>
        </presentation:notes>
      </draw:page>
      <draw:page draw:name="page13" draw:style-name="dp1" draw:master-page-name="預設" presentation:presentation-page-layout-name="AL1T0">
        <office:forms form:automatic-focus="false" form:apply-design-mode="false"/>
        <draw:frame presentation:style-name="pr6" draw:layer="layout" svg:width="22.9cm" svg:height="3.662cm" svg:x="1.23cm" svg:y="0.28cm" presentation:class="title">
          <draw:text-box>
            <text:p>引言</text:p>
          </draw:text-box>
        </draw:frame>
        <draw:frame presentation:style-name="pr7" draw:layer="layout" svg:width="22.86cm" svg:height="12.129cm" svg:x="1.27cm" svg:y="4.57cm" presentation:class="subtitle">
          <draw:text-box>
            <text:p>如果覺得精彩，請不吝給與掌聲。</text:p>
          </draw:text-box>
        </draw:frame>
        <presentation:notes draw:style-name="dp2">
          <draw:page-thumbnail draw:style-name="gr2" draw:layer="layout" svg:width="12.7cm" svg:height="9.526cm" svg:x="3.175cm" svg:y="1.904cm" draw:page-number="13" presentation:class="page"/>
          <draw:frame presentation:style-name="pr8" draw:layer="layout" svg:width="15.24cm" svg:height="11.441cm" svg:x="1.905cm" svg:y="12.065cm" presentation:class="notes" presentation:placeholder="true">
            <draw:text-box/>
          </draw:frame>
        </presentation:notes>
      </draw:page>
      <draw:page draw:name="page14" draw:style-name="dp1" draw:master-page-name="預設" presentation:presentation-page-layout-name="AL2T32">
        <office:forms form:automatic-focus="false" form:apply-design-mode="false"/>
        <draw:frame presentation:style-name="pr4" draw:layer="layout" svg:width="22.9cm" svg:height="16.539cm" svg:x="1.23cm" svg:y="0.285cm" presentation:class="subtitle">
          <draw:text-box>
            <text:p>魔術一</text:p>
          </draw:text-box>
        </draw:frame>
        <presentation:notes draw:style-name="dp2">
          <draw:page-thumbnail draw:style-name="gr2" draw:layer="layout" svg:width="12.7cm" svg:height="9.526cm" svg:x="3.175cm" svg:y="1.904cm" draw:page-number="14" presentation:class="page"/>
          <draw:frame presentation:style-name="pr8" draw:layer="layout" svg:width="15.24cm" svg:height="11.441cm" svg:x="1.905cm" svg:y="12.065cm" presentation:class="notes" presentation:placeholder="true">
            <draw:text-box/>
          </draw:frame>
        </presentation:notes>
      </draw:page>
      <draw:page draw:name="page15" draw:style-name="dp1" draw:master-page-name="預設" presentation:presentation-page-layout-name="AL1T0">
        <office:forms form:automatic-focus="false" form:apply-design-mode="false"/>
        <draw:frame presentation:style-name="pr12" draw:layer="layout" svg:width="22.9cm" svg:height="3.913cm" svg:x="1.23cm" svg:y="0.155cm" presentation:class="title">
          <draw:text-box>
            <text:p>魔術一</text:p>
          </draw:text-box>
        </draw:frame>
        <draw:frame presentation:style-name="pr7" draw:layer="layout" svg:width="22.86cm" svg:height="12.129cm" svg:x="1.27cm" svg:y="4.57cm" presentation:class="subtitle">
          <draw:text-box>
            <text:p>從「簡報極簡主義」談起……</text:p>
          </draw:text-box>
        </draw:frame>
        <presentation:notes draw:style-name="dp2">
          <draw:page-thumbnail draw:style-name="gr2" draw:layer="layout" svg:width="12.7cm" svg:height="9.526cm" svg:x="3.175cm" svg:y="1.904cm" draw:page-number="15" presentation:class="page"/>
          <draw:frame presentation:style-name="pr8" draw:layer="layout" svg:width="15.24cm" svg:height="11.441cm" svg:x="1.905cm" svg:y="12.065cm" presentation:class="notes" presentation:placeholder="true">
            <draw:text-box/>
          </draw:frame>
        </presentation:notes>
      </draw:page>
      <draw:page draw:name="page16" draw:style-name="dp1" draw:master-page-name="預設">
        <office:forms form:automatic-focus="false" form:apply-design-mode="false"/>
        <draw:frame draw:style-name="gr1" draw:text-style-name="P3" draw:layer="layout" svg:width="11.747cm" svg:height="17.638cm" svg:x="6.944cm" svg:y="0.764cm">
          <draw:image xlink:href="Pictures/100000000000014D000001F42C145356.jpg" xlink:type="simple" xlink:show="embed" xlink:actuate="onLoad">
            <text:p/>
          </draw:image>
        </draw:frame>
        <presentation:notes draw:style-name="dp2">
          <draw:page-thumbnail draw:style-name="gr2" draw:layer="layout" svg:width="12.7cm" svg:height="9.526cm" svg:x="3.175cm" svg:y="1.904cm" draw:page-number="16" presentation:class="page"/>
          <draw:frame presentation:style-name="pr8" draw:layer="layout" svg:width="15.24cm" svg:height="11.441cm" svg:x="1.905cm" svg:y="12.065cm" presentation:class="notes" presentation:placeholder="true">
            <draw:text-box/>
          </draw:frame>
        </presentation:notes>
      </draw:page>
      <draw:page draw:name="page17" draw:style-name="dp1" draw:master-page-name="預設">
        <office:forms form:automatic-focus="false" form:apply-design-mode="false"/>
        <draw:frame draw:style-name="gr1" draw:text-style-name="P3" draw:layer="layout" svg:width="17.638cm" svg:height="17.638cm" svg:x="3.999cm" svg:y="0.764cm">
          <draw:image xlink:href="Pictures/10000000000001F4000001F4057F7EB6.jpg" xlink:type="simple" xlink:show="embed" xlink:actuate="onLoad">
            <text:p/>
          </draw:image>
        </draw:frame>
        <presentation:notes draw:style-name="dp2">
          <draw:page-thumbnail draw:style-name="gr2" draw:layer="layout" svg:width="12.7cm" svg:height="9.526cm" svg:x="3.175cm" svg:y="1.904cm" draw:page-number="17" presentation:class="page"/>
          <draw:frame presentation:style-name="pr8" draw:layer="layout" svg:width="15.24cm" svg:height="11.441cm" svg:x="1.905cm" svg:y="12.065cm" presentation:class="notes" presentation:placeholder="true">
            <draw:text-box/>
          </draw:frame>
        </presentation:notes>
      </draw:page>
      <draw:page draw:name="page18" draw:style-name="dp1" draw:master-page-name="預設">
        <office:forms form:automatic-focus="false" form:apply-design-mode="false"/>
        <draw:frame draw:style-name="gr1" draw:text-style-name="P3" draw:layer="layout" svg:width="17.638cm" svg:height="11.747cm" svg:x="3.999cm" svg:y="3.709cm">
          <draw:image xlink:href="Pictures/10000000000001F40000014DBF86C789.jpg" xlink:type="simple" xlink:show="embed" xlink:actuate="onLoad">
            <text:p/>
          </draw:image>
        </draw:frame>
        <presentation:notes draw:style-name="dp2">
          <draw:page-thumbnail draw:style-name="gr2" draw:layer="layout" svg:width="12.7cm" svg:height="9.526cm" svg:x="3.175cm" svg:y="1.904cm" draw:page-number="18" presentation:class="page"/>
          <draw:frame presentation:style-name="pr8" draw:layer="layout" svg:width="15.24cm" svg:height="11.441cm" svg:x="1.905cm" svg:y="12.065cm" presentation:class="notes" presentation:placeholder="true">
            <draw:text-box/>
          </draw:frame>
        </presentation:notes>
      </draw:page>
      <draw:page draw:name="page19" draw:style-name="dp1" draw:master-page-name="預設">
        <office:forms form:automatic-focus="false" form:apply-design-mode="false"/>
        <draw:frame draw:style-name="gr1" draw:text-style-name="P3" draw:layer="layout" svg:width="21.166cm" svg:height="14.11cm" svg:x="2.235cm" svg:y="2.528cm">
          <draw:image xlink:href="Pictures/100000000000025800000190F6800374.jpg" xlink:type="simple" xlink:show="embed" xlink:actuate="onLoad">
            <text:p/>
          </draw:image>
        </draw:frame>
        <presentation:notes draw:style-name="dp2">
          <draw:page-thumbnail draw:style-name="gr2" draw:layer="layout" svg:width="12.7cm" svg:height="9.526cm" svg:x="3.175cm" svg:y="1.904cm" draw:page-number="19" presentation:class="page"/>
          <draw:frame presentation:style-name="pr8" draw:layer="layout" svg:width="15.24cm" svg:height="11.441cm" svg:x="1.905cm" svg:y="12.065cm" presentation:class="notes" presentation:placeholder="true">
            <draw:text-box/>
          </draw:frame>
        </presentation:notes>
      </draw:page>
      <draw:page draw:name="page20" draw:style-name="dp1" draw:master-page-name="預設">
        <office:forms form:automatic-focus="false" form:apply-design-mode="false"/>
        <draw:frame draw:style-name="gr1" draw:text-style-name="P3" draw:layer="layout" svg:width="21.166cm" svg:height="14.11cm" svg:x="2.235cm" svg:y="2.528cm">
          <draw:image xlink:href="Pictures/100000000000025800000190DF04246A.jpg" xlink:type="simple" xlink:show="embed" xlink:actuate="onLoad">
            <text:p/>
          </draw:image>
        </draw:frame>
        <presentation:notes draw:style-name="dp2">
          <draw:page-thumbnail draw:style-name="gr2" draw:layer="layout" svg:width="12.7cm" svg:height="9.526cm" svg:x="3.175cm" svg:y="1.904cm" draw:page-number="20" presentation:class="page"/>
          <draw:frame presentation:style-name="pr8" draw:layer="layout" svg:width="15.24cm" svg:height="11.441cm" svg:x="1.905cm" svg:y="12.065cm" presentation:class="notes" presentation:placeholder="true">
            <draw:text-box/>
          </draw:frame>
        </presentation:notes>
      </draw:page>
      <draw:page draw:name="page21" draw:style-name="dp1" draw:master-page-name="預設">
        <office:forms form:automatic-focus="false" form:apply-design-mode="false"/>
        <draw:frame draw:style-name="gr1" draw:text-style-name="P3" draw:layer="layout" svg:width="17.638cm" svg:height="13.228cm" svg:x="3.999cm" svg:y="2.969cm">
          <draw:image xlink:href="Pictures/10000000000001F40000017706E3FA04.jpg" xlink:type="simple" xlink:show="embed" xlink:actuate="onLoad">
            <text:p/>
          </draw:image>
        </draw:frame>
        <presentation:notes draw:style-name="dp2">
          <draw:page-thumbnail draw:style-name="gr2" draw:layer="layout" svg:width="12.7cm" svg:height="9.526cm" svg:x="3.175cm" svg:y="1.904cm" draw:page-number="21" presentation:class="page"/>
          <draw:frame presentation:style-name="pr8" draw:layer="layout" svg:width="15.24cm" svg:height="11.441cm" svg:x="1.905cm" svg:y="12.065cm" presentation:class="notes" presentation:placeholder="true">
            <draw:text-box/>
          </draw:frame>
        </presentation:notes>
      </draw:page>
      <draw:page draw:name="page22" draw:style-name="dp1" draw:master-page-name="預設">
        <office:forms form:automatic-focus="false" form:apply-design-mode="false"/>
        <draw:frame draw:style-name="gr1" draw:text-style-name="P3" draw:layer="layout" svg:width="17.638cm" svg:height="12.487cm" svg:x="3.999cm" svg:y="3.339cm">
          <draw:image xlink:href="Pictures/10000000000001F40000016201C07483.jpg" xlink:type="simple" xlink:show="embed" xlink:actuate="onLoad">
            <text:p/>
          </draw:image>
        </draw:frame>
        <presentation:notes draw:style-name="dp2">
          <draw:page-thumbnail draw:style-name="gr2" draw:layer="layout" svg:width="12.7cm" svg:height="9.526cm" svg:x="3.175cm" svg:y="1.904cm" draw:page-number="22" presentation:class="page"/>
          <draw:frame presentation:style-name="pr8" draw:layer="layout" svg:width="15.24cm" svg:height="11.441cm" svg:x="1.905cm" svg:y="12.065cm" presentation:class="notes" presentation:placeholder="true">
            <draw:text-box/>
          </draw:frame>
        </presentation:notes>
      </draw:page>
      <draw:page draw:name="page23" draw:style-name="dp1" draw:master-page-name="預設">
        <office:forms form:automatic-focus="false" form:apply-design-mode="false"/>
        <draw:frame draw:style-name="gr1" draw:text-style-name="P3" draw:layer="layout" svg:width="15.874cm" svg:height="10.635cm" svg:x="4.881cm" svg:y="4.265cm">
          <draw:image xlink:href="Pictures/100000000000025800000192B0DE76F2.jpg" xlink:type="simple" xlink:show="embed" xlink:actuate="onLoad">
            <text:p/>
          </draw:image>
        </draw:frame>
        <presentation:notes draw:style-name="dp2">
          <draw:page-thumbnail draw:style-name="gr2" draw:layer="layout" svg:width="12.7cm" svg:height="9.526cm" svg:x="3.175cm" svg:y="1.904cm" draw:page-number="23" presentation:class="page"/>
          <draw:frame presentation:style-name="pr8" draw:layer="layout" svg:width="15.24cm" svg:height="11.441cm" svg:x="1.905cm" svg:y="12.065cm" presentation:class="notes" presentation:placeholder="true">
            <draw:text-box/>
          </draw:frame>
        </presentation:notes>
      </draw:page>
      <draw:page draw:name="page24" draw:style-name="dp1" draw:master-page-name="預設">
        <office:forms form:automatic-focus="false" form:apply-design-mode="false"/>
        <draw:frame draw:style-name="gr1" draw:text-style-name="P3" draw:layer="layout" svg:width="16.932cm" svg:height="10.193cm" svg:x="4.352cm" svg:y="4.486cm">
          <draw:image xlink:href="Pictures/10000000000001F40000012D6A391C66.jpg" xlink:type="simple" xlink:show="embed" xlink:actuate="onLoad">
            <text:p/>
          </draw:image>
        </draw:frame>
        <presentation:notes draw:style-name="dp2">
          <draw:page-thumbnail draw:style-name="gr2" draw:layer="layout" svg:width="12.7cm" svg:height="9.526cm" svg:x="3.175cm" svg:y="1.904cm" draw:page-number="24" presentation:class="page"/>
          <draw:frame presentation:style-name="pr8" draw:layer="layout" svg:width="15.24cm" svg:height="11.441cm" svg:x="1.905cm" svg:y="12.065cm" presentation:class="notes" presentation:placeholder="true">
            <draw:text-box/>
          </draw:frame>
        </presentation:notes>
      </draw:page>
      <draw:page draw:name="page25" draw:style-name="dp1" draw:master-page-name="預設">
        <office:forms form:automatic-focus="false" form:apply-design-mode="false"/>
        <draw:frame draw:style-name="gr1" draw:text-style-name="P3" draw:layer="layout" svg:width="13.15cm" svg:height="18cm" svg:x="5.829cm" svg:y="0.617cm">
          <draw:image xlink:href="Pictures/10000000000002580000033541DB86CE.jpg" xlink:type="simple" xlink:show="embed" xlink:actuate="onLoad">
            <text:p/>
          </draw:image>
        </draw:frame>
        <presentation:notes draw:style-name="dp2">
          <draw:page-thumbnail draw:style-name="gr2" draw:layer="layout" svg:width="12.7cm" svg:height="9.526cm" svg:x="3.175cm" svg:y="1.904cm" draw:page-number="25" presentation:class="page"/>
          <draw:frame presentation:style-name="pr8" draw:layer="layout" svg:width="15.24cm" svg:height="11.441cm" svg:x="1.905cm" svg:y="12.065cm" presentation:class="notes" presentation:placeholder="true">
            <draw:text-box/>
          </draw:frame>
        </presentation:notes>
      </draw:page>
      <draw:page draw:name="page26" draw:style-name="dp1" draw:master-page-name="預設">
        <office:forms form:automatic-focus="false" form:apply-design-mode="false"/>
        <draw:frame draw:style-name="gr1" draw:text-style-name="P3" draw:layer="layout" svg:width="17.638cm" svg:height="11.747cm" svg:x="3.999cm" svg:y="3.709cm">
          <draw:image xlink:href="Pictures/10000000000001F40000014D5C70E3C9.jpg" xlink:type="simple" xlink:show="embed" xlink:actuate="onLoad">
            <text:p/>
          </draw:image>
        </draw:frame>
        <presentation:notes draw:style-name="dp2">
          <draw:page-thumbnail draw:style-name="gr2" draw:layer="layout" svg:width="12.7cm" svg:height="9.526cm" svg:x="3.175cm" svg:y="1.904cm" draw:page-number="26" presentation:class="page"/>
          <draw:frame presentation:style-name="pr8" draw:layer="layout" svg:width="15.24cm" svg:height="11.441cm" svg:x="1.905cm" svg:y="12.065cm" presentation:class="notes" presentation:placeholder="true">
            <draw:text-box/>
          </draw:frame>
        </presentation:notes>
      </draw:page>
      <draw:page draw:name="page27" draw:style-name="dp1" draw:master-page-name="預設">
        <office:forms form:automatic-focus="false" form:apply-design-mode="false"/>
        <draw:frame draw:style-name="gr1" draw:text-style-name="P3" draw:layer="layout" svg:width="17.638cm" svg:height="11.5cm" svg:x="3.999cm" svg:y="3.833cm">
          <draw:image xlink:href="Pictures/10000000000001F4000001462B3C0A3A.jpg" xlink:type="simple" xlink:show="embed" xlink:actuate="onLoad">
            <text:p/>
          </draw:image>
        </draw:frame>
        <presentation:notes draw:style-name="dp2">
          <draw:page-thumbnail draw:style-name="gr2" draw:layer="layout" svg:width="12.7cm" svg:height="9.526cm" svg:x="3.175cm" svg:y="1.904cm" draw:page-number="27" presentation:class="page"/>
          <draw:frame presentation:style-name="pr8" draw:layer="layout" svg:width="15.24cm" svg:height="11.441cm" svg:x="1.905cm" svg:y="12.065cm" presentation:class="notes" presentation:placeholder="true">
            <draw:text-box/>
          </draw:frame>
        </presentation:notes>
      </draw:page>
      <draw:page draw:name="page28" draw:style-name="dp1" draw:master-page-name="預設">
        <office:forms form:automatic-focus="false" form:apply-design-mode="false"/>
        <draw:frame draw:style-name="gr1" draw:text-style-name="P3" draw:layer="layout" svg:width="16.827cm" svg:height="17.638cm" svg:x="4.404cm" svg:y="0.764cm">
          <draw:image xlink:href="Pictures/10000000000001DD000001F4BA671DBF.jpg" xlink:type="simple" xlink:show="embed" xlink:actuate="onLoad">
            <text:p/>
          </draw:image>
        </draw:frame>
        <presentation:notes draw:style-name="dp2">
          <draw:page-thumbnail draw:style-name="gr2" draw:layer="layout" svg:width="12.7cm" svg:height="9.526cm" svg:x="3.175cm" svg:y="1.904cm" draw:page-number="28" presentation:class="page"/>
          <draw:frame presentation:style-name="pr8" draw:layer="layout" svg:width="15.24cm" svg:height="11.441cm" svg:x="1.905cm" svg:y="12.065cm" presentation:class="notes" presentation:placeholder="true">
            <draw:text-box/>
          </draw:frame>
        </presentation:notes>
      </draw:page>
      <draw:page draw:name="page29" draw:style-name="dp1" draw:master-page-name="預設">
        <office:forms form:automatic-focus="false" form:apply-design-mode="false"/>
        <draw:frame draw:style-name="gr1" draw:text-style-name="P3" draw:layer="layout" svg:width="17.638cm" svg:height="9.736cm" svg:x="3.999cm" svg:y="4.715cm">
          <draw:image xlink:href="Pictures/10000000000001F400000114C6A9D523.jpg" xlink:type="simple" xlink:show="embed" xlink:actuate="onLoad">
            <text:p/>
          </draw:image>
        </draw:frame>
        <presentation:notes draw:style-name="dp2">
          <draw:page-thumbnail draw:style-name="gr2" draw:layer="layout" svg:width="12.7cm" svg:height="9.526cm" svg:x="3.175cm" svg:y="1.904cm" draw:page-number="29" presentation:class="page"/>
          <draw:frame presentation:style-name="pr8" draw:layer="layout" svg:width="15.24cm" svg:height="11.441cm" svg:x="1.905cm" svg:y="12.065cm" presentation:class="notes" presentation:placeholder="true">
            <draw:text-box/>
          </draw:frame>
        </presentation:notes>
      </draw:page>
      <draw:page draw:name="page30" draw:style-name="dp1" draw:master-page-name="預設">
        <office:forms form:automatic-focus="false" form:apply-design-mode="false"/>
        <draw:frame draw:style-name="gr1" draw:text-style-name="P3" draw:layer="layout" svg:width="16.932cm" svg:height="12.699cm" svg:x="4.352cm" svg:y="3.233cm">
          <draw:image xlink:href="Pictures/10000000000001F400000177645C59C7.jpg" xlink:type="simple" xlink:show="embed" xlink:actuate="onLoad">
            <text:p/>
          </draw:image>
        </draw:frame>
        <presentation:notes draw:style-name="dp2">
          <draw:page-thumbnail draw:style-name="gr2" draw:layer="layout" svg:width="12.7cm" svg:height="9.526cm" svg:x="3.175cm" svg:y="1.904cm" draw:page-number="30" presentation:class="page"/>
          <draw:frame presentation:style-name="pr8" draw:layer="layout" svg:width="15.24cm" svg:height="11.441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新細明體" style:font-family-generic-asian="system" style:font-pitch-asian="variable" style:font-size-asian="24pt" style:language-asian="zh" style:country-asian="TW"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6699" fo:font-size="100%"/>
          </text:list-level-style-bullet>
          <text:list-level-style-bullet text:level="2" text:bullet-char="•">
            <style:list-level-properties text:space-before="1.27cm"/>
            <style:text-properties fo:font-family="Arial" style:font-family-generic="swiss" style:font-pitch="variable" fo:color="#006699" fo:font-size="100%"/>
          </text:list-level-style-bullet>
          <text:list-level-style-bullet text:level="3" text:bullet-char="•">
            <style:list-level-properties text:space-before="2.54cm"/>
            <style:text-properties fo:font-family="Arial" style:font-family-generic="swiss" style:font-pitch="variable" fo:color="#006699" fo:font-size="100%"/>
          </text:list-level-style-bullet>
          <text:list-level-style-bullet text:level="4" text:bullet-char="•">
            <style:list-level-properties text:space-before="3.81cm"/>
            <style:text-properties fo:font-family="Arial" style:font-family-generic="swiss" style:font-pitch="variable" fo:color="#006699" fo:font-size="100%"/>
          </text:list-level-style-bullet>
          <text:list-level-style-bullet text:level="5" text:bullet-char="•">
            <style:list-level-properties text:space-before="5.08cm"/>
            <style:text-properties fo:font-family="Arial" style:font-family-generic="swiss" style:font-pitch="variable" fo:color="#006699" fo:font-size="100%"/>
          </text:list-level-style-bullet>
          <text:list-level-style-bullet text:level="6" text:bullet-char="•">
            <style:list-level-properties text:space-before="5.08cm"/>
            <style:text-properties fo:font-family="Arial" style:font-family-generic="swiss" style:font-pitch="variable" fo:color="#006699" fo:font-size="100%"/>
          </text:list-level-style-bullet>
          <text:list-level-style-bullet text:level="7" text:bullet-char="•">
            <style:list-level-properties text:space-before="5.08cm"/>
            <style:text-properties fo:font-family="Arial" style:font-family-generic="swiss" style:font-pitch="variable" fo:color="#006699" fo:font-size="100%"/>
          </text:list-level-style-bullet>
          <text:list-level-style-bullet text:level="8" text:bullet-char="•">
            <style:list-level-properties text:space-before="5.08cm"/>
            <style:text-properties fo:font-family="Arial" style:font-family-generic="swiss" style:font-pitch="variable" fo:color="#006699" fo:font-size="100%"/>
          </text:list-level-style-bullet>
          <text:list-level-style-bullet text:level="9" text:bullet-char="•">
            <style:list-level-properties text:space-before="5.08cm"/>
            <style:text-properties fo:font-family="Arial" style:font-family-generic="swiss" style:font-pitch="variable" fo:color="#006699" fo:font-size="100%"/>
          </text:list-level-style-bullet>
          <text:list-level-style-bullet text:level="10" text:bullet-char="•">
            <style:list-level-properties text:space-before="5.08cm"/>
            <style:text-properties fo:font-family="Arial" style:font-family-generic="swiss" style:font-pitch="variable" fo:color="#006699"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99" style:text-outline="false" style:text-line-through-style="none" style:text-position="0% 100%" fo:font-family="Arial" style:font-pitch="variable" fo:font-size="18pt" fo:font-style="normal" fo:text-shadow="none" style:text-underline-style="none" fo:font-weight="normal" style:font-family-asian="新細明體" style:font-pitch-asian="variable" style:font-size-asian="18pt" style:font-style-asian="normal" style:font-weight-asian="normal" style:font-family-complex="新細明體"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預設-background" style:family="presentation">
      <style:graphic-properties draw:stroke="none" draw:fill="solid" draw:fill-color="#ffffff" draw:textarea-horizontal-align="center" draw:textarea-vertical-align="middle" draw:shadow="hidden"/>
      <style:paragraph-properties fo:text-align="center"/>
    </style:style>
    <style:style style:name="預設-backgroundobjects" style:family="presentation">
      <style:graphic-properties fo:padding-top="0.13cm" fo:padding-bottom="0.13cm" fo:padding-left="0.25cm" fo:padding-right="0.25cm" draw:shadow="hidden" draw:shadow-offset-x="0.3cm" draw:shadow-offset-y="0.3cm" draw:shadow-color="#808080">
        <text:list-style style:name="預設-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新細明體" style:font-pitch-asian="variable" style:font-size-asian="18pt" style:font-style-asian="normal" style:font-weight-asian="normal" style:font-family-complex="新細明體" style:font-pitch-complex="variable" style:font-size-complex="18pt" style:font-style-complex="normal" style:font-weight-complex="normal" style:font-relief="none"/>
    </style:style>
    <style:style style:name="預設-notes" style:family="presentation">
      <style:graphic-properties draw:stroke="none" draw:fill="none" fo:padding-top="0.13cm" fo:padding-bottom="0.13cm" fo:padding-left="0.25cm" fo:padding-right="0.25cm">
        <text:list-style style:name="預設-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新細明體" style:font-pitch-asian="variable" style:font-size-asian="12pt" style:font-style-asian="normal" style:font-weight-asian="normal" style:font-family-complex="新細明體" style:font-pitch-complex="variable" style:font-size-complex="12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fo:padding-top="0.13cm" fo:padding-bottom="0.13cm" fo:padding-left="0.25cm" fo:padding-right="0.25cm">
        <text:list-style style:name="預設-outline1">
          <text:list-level-style-bullet text:level="1" text:bullet-char="•">
            <style:list-level-properties text:min-label-width="0.952cm"/>
            <style:text-properties fo:font-family="Verdana" style:font-family-generic="swiss" style:font-pitch="variable" fo:color="#006699" fo:font-size="100%"/>
          </text:list-level-style-bullet>
          <text:list-level-style-bullet text:level="2" text:bullet-char="–">
            <style:list-level-properties text:space-before="1.27cm" text:min-label-width="0.793cm"/>
            <style:text-properties fo:font-family="Verdana" style:font-family-generic="swiss" style:font-pitch="variable" fo:color="#006699" fo:font-size="100%"/>
          </text:list-level-style-bullet>
          <text:list-level-style-bullet text:level="3" text:bullet-char="•">
            <style:list-level-properties text:space-before="2.54cm" text:min-label-width="0.635cm"/>
            <style:text-properties fo:font-family="Verdana" style:font-family-generic="swiss" style:font-pitch="variable" fo:color="#006699" fo:font-size="100%"/>
          </text:list-level-style-bullet>
          <text:list-level-style-bullet text:level="4" text:bullet-char="–">
            <style:list-level-properties text:space-before="3.81cm" text:min-label-width="0.635cm"/>
            <style:text-properties fo:font-family="Verdana" style:font-family-generic="swiss" style:font-pitch="variable" fo:color="#006699" fo:font-size="100%"/>
          </text:list-level-style-bullet>
          <text:list-level-style-bullet text:level="5" text:bullet-char="»">
            <style:list-level-properties text:space-before="5.08cm" text:min-label-width="0.635cm"/>
            <style:text-properties fo:font-family="Verdana" style:font-family-generic="swiss" style:font-pitch="variable" fo:color="#006699" fo:font-size="100%"/>
          </text:list-level-style-bullet>
          <text:list-level-style-bullet text:level="6" text:bullet-char="»">
            <style:list-level-properties text:space-before="5.08cm" text:min-label-width="0.635cm"/>
            <style:text-properties fo:font-family="Verdana" style:font-family-generic="swiss" style:font-pitch="variable" fo:color="#006699" fo:font-size="100%"/>
          </text:list-level-style-bullet>
          <text:list-level-style-bullet text:level="7" text:bullet-char="»">
            <style:list-level-properties text:space-before="5.08cm" text:min-label-width="0.635cm"/>
            <style:text-properties fo:font-family="Verdana" style:font-family-generic="swiss" style:font-pitch="variable" fo:color="#006699" fo:font-size="100%"/>
          </text:list-level-style-bullet>
          <text:list-level-style-bullet text:level="8" text:bullet-char="»">
            <style:list-level-properties text:space-before="5.08cm" text:min-label-width="0.635cm"/>
            <style:text-properties fo:font-family="Verdana" style:font-family-generic="swiss" style:font-pitch="variable" fo:color="#006699" fo:font-size="100%"/>
          </text:list-level-style-bullet>
          <text:list-level-style-bullet text:level="9" text:bullet-char="»">
            <style:list-level-properties text:space-before="5.08cm" text:min-label-width="0.635cm"/>
            <style:text-properties fo:font-family="Verdana" style:font-family-generic="swiss" style:font-pitch="variable" fo:color="#006699" fo:font-size="100%"/>
          </text:list-level-style-bullet>
          <text:list-level-style-bullet text:level="10" text:bullet-char="»">
            <style:list-level-properties text:space-before="5.08cm" text:min-label-width="0.635cm"/>
            <style:text-properties fo:font-family="Verdana" style:font-family-generic="swiss" style:font-pitch="variable" fo:color="#006699"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6699" style:text-outline="false" style:text-line-through-style="none" style:text-position="0% 100%" fo:font-family="Verdana" style:font-family-generic="swiss" style:font-pitch="variable" fo:font-size="32pt" fo:font-style="normal" fo:text-shadow="none" style:text-underline-style="none" fo:font-weight="normal" style:font-family-asian="新細明體" style:font-pitch-asian="variable" style:font-size-asian="32pt" style:font-style-asian="normal" style:font-weight-asian="normal" style:font-family-complex="新細明體"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6699" style:text-line-through-style="none" style:text-position="0% 100%" fo:font-family="Verdana" style:font-family-generic="swiss" style:font-pitch="variable" fo:font-size="28pt" fo:font-style="normal" fo:text-shadow="none" style:text-underline-style="none" fo:font-weight="normal" style:font-family-asian="新細明體" style:font-pitch-asian="variable" style:font-size-asian="28pt" style:font-style-asian="normal" style:font-weight-asian="normal" style:font-family-complex="新細明體" style:font-pitch-complex="variable" style:font-size-complex="28pt" style:font-style-complex="normal" style:font-weight-complex="normal" style:font-relief="none"/>
    </style:style>
    <style:style style:name="預設-outline3" style:family="presentation" style:parent-style-name="預設-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6699" style:text-line-through-style="none" style:text-position="0% 100%" fo:font-family="Verdana" style:font-family-generic="swiss" style:font-pitch="variable" fo:font-size="24pt" fo:font-style="normal" fo:text-shadow="none" style:text-underline-style="none" fo:font-weight="normal" style:font-family-asian="新細明體" style:font-pitch-asian="variable" style:font-size-asian="24pt" style:font-style-asian="normal" style:font-weight-asian="normal" style:font-family-complex="新細明體" style:font-pitch-complex="variable" style:font-size-complex="24pt" style:font-style-complex="normal" style:font-weight-complex="normal" style:font-relief="none"/>
    </style:style>
    <style:style style:name="預設-outline4" style:family="presentation" style:parent-style-name="預設-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99" style:text-line-through-style="none" style:text-position="0% 100%" fo:font-family="Verdana" style:font-family-generic="swiss" style:font-pitch="variable" fo:font-size="20pt" fo:font-style="normal" fo:text-shadow="none" style:text-underline-style="none" fo:font-weight="normal" style:font-family-asian="新細明體" style:font-pitch-asian="variable" style:font-size-asian="20pt" style:font-style-asian="normal" style:font-weight-asian="normal" style:font-family-complex="新細明體" style:font-pitch-complex="variable" style:font-size-complex="20pt" style:font-style-complex="normal" style:font-weight-complex="normal" style:font-relief="none"/>
    </style:style>
    <style:style style:name="預設-outline5" style:family="presentation" style:parent-style-name="預設-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6699" style:text-line-through-style="none" style:text-position="0% 100%" fo:font-family="Verdana" style:font-family-generic="swiss" style:font-pitch="variable" fo:font-size="20pt" fo:font-style="normal" fo:text-shadow="none" style:text-underline-style="none" fo:font-weight="normal" style:font-family-asian="新細明體" style:font-pitch-asian="variable" style:font-size-asian="20pt" style:font-style-asian="normal" style:font-weight-asian="normal" style:font-family-complex="新細明體" style:font-pitch-complex="variable" style:font-size-complex="20pt" style:font-style-complex="normal" style:font-weight-complex="normal" style:font-relief="none"/>
    </style:style>
    <style:style style:name="預設-outline6" style:family="presentation" style:parent-style-name="預設-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6699" style:text-line-through-style="none" style:text-position="0% 100%" fo:font-family="Verdana" style:font-family-generic="swiss" style:font-pitch="variable" fo:font-size="20pt" fo:font-style="normal" fo:text-shadow="none" style:text-underline-style="none" fo:font-weight="normal" style:font-family-asian="新細明體" style:font-pitch-asian="variable" style:font-size-asian="20pt" style:font-style-asian="normal" style:font-weight-asian="normal" style:font-family-complex="新細明體" style:font-pitch-complex="variable" style:font-size-complex="20pt" style:font-style-complex="normal" style:font-weight-complex="normal" style:font-relief="none"/>
    </style:style>
    <style:style style:name="預設-outline7" style:family="presentation" style:parent-style-name="預設-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6699" style:text-line-through-style="none" style:text-position="0% 100%" fo:font-family="Verdana" style:font-family-generic="swiss" style:font-pitch="variable" fo:font-size="20pt" fo:font-style="normal" fo:text-shadow="none" style:text-underline-style="none" fo:font-weight="normal" style:font-family-asian="新細明體" style:font-pitch-asian="variable" style:font-size-asian="20pt" style:font-style-asian="normal" style:font-weight-asian="normal" style:font-family-complex="新細明體" style:font-pitch-complex="variable" style:font-size-complex="20pt" style:font-style-complex="normal" style:font-weight-complex="normal" style:font-relief="none"/>
    </style:style>
    <style:style style:name="預設-outline8" style:family="presentation" style:parent-style-name="預設-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6699" style:text-line-through-style="none" style:text-position="0% 100%" fo:font-family="Verdana" style:font-family-generic="swiss" style:font-pitch="variable" fo:font-size="20pt" fo:font-style="normal" fo:text-shadow="none" style:text-underline-style="none" fo:font-weight="normal" style:font-family-asian="新細明體" style:font-pitch-asian="variable" style:font-size-asian="20pt" style:font-style-asian="normal" style:font-weight-asian="normal" style:font-family-complex="新細明體" style:font-pitch-complex="variable" style:font-size-complex="20pt" style:font-style-complex="normal" style:font-weight-complex="normal" style:font-relief="none"/>
    </style:style>
    <style:style style:name="預設-outline9" style:family="presentation" style:parent-style-name="預設-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6699" style:text-line-through-style="none" style:text-position="0% 100%" fo:font-family="Verdana" style:font-family-generic="swiss" style:font-pitch="variable" fo:font-size="20pt" fo:font-style="normal" fo:text-shadow="none" style:text-underline-style="none" fo:font-weight="normal" style:font-family-asian="新細明體" style:font-pitch-asian="variable" style:font-size-asian="20pt" style:font-style-asian="normal" style:font-weight-asian="normal" style:font-family-complex="新細明體" style:font-pitch-complex="variable" style:font-size-complex="20pt" style:font-style-complex="normal" style:font-weight-complex="normal" style:font-relief="none"/>
    </style:style>
    <style:style style:name="預設-subtitle" style:family="presentation">
      <style:graphic-properties draw:stroke="none" draw:fill="none" draw:textarea-vertical-align="middle">
        <text:list-style style:name="預設-subtitle">
          <text:list-level-style-bullet text:level="1" text:bullet-char="•">
            <style:list-level-properties/>
            <style:text-properties fo:font-family="Verdana" style:font-family-generic="swiss" style:font-pitch="variable" fo:color="#006699" fo:font-size="100%"/>
          </text:list-level-style-bullet>
          <text:list-level-style-bullet text:level="2" text:bullet-char="–">
            <style:list-level-properties text:space-before="1.27cm"/>
            <style:text-properties fo:font-family="Verdana" style:font-family-generic="swiss" style:font-pitch="variable" fo:color="#006699" fo:font-size="100%"/>
          </text:list-level-style-bullet>
          <text:list-level-style-bullet text:level="3" text:bullet-char="•">
            <style:list-level-properties text:space-before="2.54cm"/>
            <style:text-properties fo:font-family="Verdana" style:font-family-generic="swiss" style:font-pitch="variable" fo:color="#006699" fo:font-size="100%"/>
          </text:list-level-style-bullet>
          <text:list-level-style-bullet text:level="4" text:bullet-char="–">
            <style:list-level-properties text:space-before="3.81cm"/>
            <style:text-properties fo:font-family="Verdana" style:font-family-generic="swiss" style:font-pitch="variable" fo:color="#006699" fo:font-size="100%"/>
          </text:list-level-style-bullet>
          <text:list-level-style-bullet text:level="5" text:bullet-char="»">
            <style:list-level-properties text:space-before="5.08cm"/>
            <style:text-properties fo:font-family="Verdana" style:font-family-generic="swiss" style:font-pitch="variable" fo:color="#006699" fo:font-size="100%"/>
          </text:list-level-style-bullet>
          <text:list-level-style-bullet text:level="6" text:bullet-char="»">
            <style:list-level-properties text:space-before="5.08cm"/>
            <style:text-properties fo:font-family="Verdana" style:font-family-generic="swiss" style:font-pitch="variable" fo:color="#006699" fo:font-size="100%"/>
          </text:list-level-style-bullet>
          <text:list-level-style-bullet text:level="7" text:bullet-char="»">
            <style:list-level-properties text:space-before="5.08cm"/>
            <style:text-properties fo:font-family="Verdana" style:font-family-generic="swiss" style:font-pitch="variable" fo:color="#006699" fo:font-size="100%"/>
          </text:list-level-style-bullet>
          <text:list-level-style-bullet text:level="8" text:bullet-char="»">
            <style:list-level-properties text:space-before="5.08cm"/>
            <style:text-properties fo:font-family="Verdana" style:font-family-generic="swiss" style:font-pitch="variable" fo:color="#006699" fo:font-size="100%"/>
          </text:list-level-style-bullet>
          <text:list-level-style-bullet text:level="9" text:bullet-char="»">
            <style:list-level-properties text:space-before="5.08cm"/>
            <style:text-properties fo:font-family="Verdana" style:font-family-generic="swiss" style:font-pitch="variable" fo:color="#006699" fo:font-size="100%"/>
          </text:list-level-style-bullet>
          <text:list-level-style-bullet text:level="10" text:bullet-char="»">
            <style:list-level-properties text:space-before="5.08cm"/>
            <style:text-properties fo:font-family="Verdana" style:font-family-generic="swiss" style:font-pitch="variable" fo:color="#006699"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99" style:text-outline="false" style:text-line-through-style="none" style:text-position="0% 100%" fo:font-family="Verdana" style:font-family-generic="swiss" style:font-pitch="variable" fo:font-size="32pt" fo:font-style="normal" fo:text-shadow="1pt 1pt" style:text-underline-style="none" fo:font-weight="bold" style:font-family-asian="新細明體" style:font-pitch-asian="variable" style:font-size-asian="32pt" style:font-style-asian="normal" style:font-weight-asian="bold" style:font-family-complex="新細明體" style:font-pitch-complex="variable" style:font-size-complex="32pt" style:font-style-complex="normal" style:font-weight-complex="bold" style:text-emphasize="none" style:font-relief="none" style:text-overline-style="none" style:text-overline-color="font-color"/>
    </style:style>
    <style:style style:name="預設-title" style:family="presentation">
      <style:graphic-properties draw:stroke="none" draw:fill="none" draw:textarea-vertical-align="middle" fo:padding-top="0.13cm" fo:padding-bottom="0.13cm" fo:padding-left="0.25cm" fo:padding-right="0.25cm">
        <text:list-style style:name="預設-title">
          <text:list-level-style-bullet text:level="1" text:bullet-char="•">
            <style:list-level-properties/>
            <style:text-properties fo:font-family="Verdana" style:font-family-generic="swiss" style:font-pitch="variable" fo:color="#0066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66" style:text-outline="false" style:text-line-through-style="none" style:text-position="0% 100%" fo:font-family="Verdana" style:font-family-generic="swiss" style:font-pitch="variable" fo:font-size="44pt" fo:font-style="normal" fo:text-shadow="1pt 1pt" style:text-underline-style="none" fo:font-weight="normal" style:font-family-asian="新細明體" style:font-pitch-asian="variable" style:font-size-asian="44pt" style:font-style-asian="normal" style:font-weight-asian="normal" style:font-family-complex="新細明體" style:font-pitch-complex="variable" style:font-size-complex="44pt" style:font-style-complex="normal" style:font-weight-complex="normal" style:text-emphasize="none" style:font-relief="none" style:text-overline-style="none" style:text-overline-color="font-color"/>
    </style:style>
    <style:style style:name="template-background" style:family="presentation">
      <style:graphic-properties draw:stroke="none" draw:fill="solid" draw:fill-color="#ffffff" draw:textarea-horizontal-align="center" draw:textarea-vertical-align="middle" draw:shadow="hidden"/>
      <style:paragraph-properties fo:text-align="center"/>
    </style:style>
    <style:style style:name="template-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emplate-notes" style:family="presentation">
      <style:graphic-properties draw:stroke="none" draw:fill="none">
        <text:list-style style:name="template-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新細明體" style:font-pitch-asian="variable" style:font-size-asian="12pt" style:font-style-asian="normal" style:font-weight-asian="normal" style:font-family-complex="新細明體" style:font-pitch-complex="variable" style:font-size-complex="12pt" style:font-style-complex="normal" style:font-weight-complex="normal" style:text-emphasize="none" style:font-relief="none" style:text-overline-style="none" style:text-overline-color="font-color"/>
    </style:style>
    <style:style style:name="template-outline1" style:family="presentation">
      <style:graphic-properties draw:stroke="none" draw:fill="none">
        <text:list-style style:name="template-outline1">
          <text:list-level-style-bullet text:level="1" text:bullet-char="•">
            <style:list-level-properties text:min-label-width="0.952cm"/>
            <style:text-properties fo:font-family="Verdana" style:font-family-generic="swiss" style:font-pitch="variable" fo:color="#006699" fo:font-size="100%"/>
          </text:list-level-style-bullet>
          <text:list-level-style-bullet text:level="2" text:bullet-char="–">
            <style:list-level-properties text:space-before="1.27cm" text:min-label-width="0.793cm"/>
            <style:text-properties fo:font-family="Verdana" style:font-family-generic="swiss" style:font-pitch="variable" fo:color="#006699" fo:font-size="100%"/>
          </text:list-level-style-bullet>
          <text:list-level-style-bullet text:level="3" text:bullet-char="•">
            <style:list-level-properties text:space-before="2.54cm" text:min-label-width="0.635cm"/>
            <style:text-properties fo:font-family="Verdana" style:font-family-generic="swiss" style:font-pitch="variable" fo:color="#006699" fo:font-size="100%"/>
          </text:list-level-style-bullet>
          <text:list-level-style-bullet text:level="4" text:bullet-char="–">
            <style:list-level-properties text:space-before="3.81cm" text:min-label-width="0.635cm"/>
            <style:text-properties fo:font-family="Verdana" style:font-family-generic="swiss" style:font-pitch="variable" fo:color="#006699" fo:font-size="100%"/>
          </text:list-level-style-bullet>
          <text:list-level-style-bullet text:level="5" text:bullet-char="»">
            <style:list-level-properties text:space-before="5.08cm" text:min-label-width="0.635cm"/>
            <style:text-properties fo:font-family="Verdana" style:font-family-generic="swiss" style:font-pitch="variable" fo:color="#006699" fo:font-size="100%"/>
          </text:list-level-style-bullet>
          <text:list-level-style-bullet text:level="6" text:bullet-char="»">
            <style:list-level-properties text:space-before="5.08cm" text:min-label-width="0.635cm"/>
            <style:text-properties fo:font-family="Verdana" style:font-family-generic="swiss" style:font-pitch="variable" fo:color="#006699" fo:font-size="100%"/>
          </text:list-level-style-bullet>
          <text:list-level-style-bullet text:level="7" text:bullet-char="»">
            <style:list-level-properties text:space-before="5.08cm" text:min-label-width="0.635cm"/>
            <style:text-properties fo:font-family="Verdana" style:font-family-generic="swiss" style:font-pitch="variable" fo:color="#006699" fo:font-size="100%"/>
          </text:list-level-style-bullet>
          <text:list-level-style-bullet text:level="8" text:bullet-char="»">
            <style:list-level-properties text:space-before="5.08cm" text:min-label-width="0.635cm"/>
            <style:text-properties fo:font-family="Verdana" style:font-family-generic="swiss" style:font-pitch="variable" fo:color="#006699" fo:font-size="100%"/>
          </text:list-level-style-bullet>
          <text:list-level-style-bullet text:level="9" text:bullet-char="»">
            <style:list-level-properties text:space-before="5.08cm" text:min-label-width="0.635cm"/>
            <style:text-properties fo:font-family="Verdana" style:font-family-generic="swiss" style:font-pitch="variable" fo:color="#006699" fo:font-size="100%"/>
          </text:list-level-style-bullet>
          <text:list-level-style-bullet text:level="10" text:bullet-char="»">
            <style:list-level-properties text:space-before="5.08cm" text:min-label-width="0.635cm"/>
            <style:text-properties fo:font-family="Verdana" style:font-family-generic="swiss" style:font-pitch="variable" fo:color="#006699"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6699" style:text-outline="false" style:text-line-through-style="none" style:text-position="0% 100%" fo:font-family="Verdana" style:font-family-generic="swiss" style:font-pitch="variable" fo:font-size="32pt" fo:font-style="normal" fo:text-shadow="none" style:text-underline-style="none" fo:font-weight="normal" style:letter-kerning="true" style:font-family-asian="新細明體" style:font-pitch-asian="variable" style:font-size-asian="32pt" style:font-style-asian="normal" style:font-weight-asian="normal" style:font-family-complex="新細明體" style:font-pitch-complex="variable" style:font-size-complex="32pt" style:font-style-complex="normal" style:font-weight-complex="normal" style:text-emphasize="none" style:font-relief="none" style:text-overline-style="none" style:text-overline-color="font-color"/>
    </style:style>
    <style:style style:name="template-outline2" style:family="presentation" style:parent-style-name="template-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6699" style:text-line-through-style="none" style:text-position="0% 100%" fo:font-family="Verdana" style:font-family-generic="swiss" style:font-pitch="variable" fo:font-size="28pt" fo:font-style="normal" fo:text-shadow="none" style:text-underline-style="none" fo:font-weight="normal" style:font-family-asian="新細明體" style:font-pitch-asian="variable" style:font-size-asian="28pt" style:font-style-asian="normal" style:font-weight-asian="normal" style:font-family-complex="新細明體" style:font-pitch-complex="variable" style:font-size-complex="28pt" style:font-style-complex="normal" style:font-weight-complex="normal" style:font-relief="none"/>
    </style:style>
    <style:style style:name="template-outline3" style:family="presentation" style:parent-style-name="template-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6699" style:text-line-through-style="none" style:text-position="0% 100%" fo:font-family="Verdana" style:font-family-generic="swiss" style:font-pitch="variable" fo:font-size="24pt" fo:font-style="normal" fo:text-shadow="none" style:text-underline-style="none" fo:font-weight="normal" style:font-family-asian="新細明體" style:font-pitch-asian="variable" style:font-size-asian="24pt" style:font-style-asian="normal" style:font-weight-asian="normal" style:font-family-complex="新細明體" style:font-pitch-complex="variable" style:font-size-complex="24pt" style:font-style-complex="normal" style:font-weight-complex="normal" style:font-relief="none"/>
    </style:style>
    <style:style style:name="template-outline4" style:family="presentation" style:parent-style-name="template-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99" style:text-line-through-style="none" style:text-position="0% 100%" fo:font-family="Verdana" style:font-family-generic="swiss" style:font-pitch="variable" fo:font-size="20pt" fo:font-style="normal" fo:text-shadow="none" style:text-underline-style="none" fo:font-weight="normal" style:font-family-asian="新細明體" style:font-pitch-asian="variable" style:font-size-asian="20pt" style:font-style-asian="normal" style:font-weight-asian="normal" style:font-family-complex="新細明體" style:font-pitch-complex="variable" style:font-size-complex="20pt" style:font-style-complex="normal" style:font-weight-complex="normal" style:font-relief="none"/>
    </style:style>
    <style:style style:name="template-outline5" style:family="presentation" style:parent-style-name="template-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6699" style:text-line-through-style="none" style:text-position="0% 100%" fo:font-family="Verdana" style:font-family-generic="swiss" style:font-pitch="variable" fo:font-size="20pt" fo:font-style="normal" fo:text-shadow="none" style:text-underline-style="none" fo:font-weight="normal" style:font-family-asian="新細明體" style:font-pitch-asian="variable" style:font-size-asian="20pt" style:font-style-asian="normal" style:font-weight-asian="normal" style:font-family-complex="新細明體" style:font-pitch-complex="variable" style:font-size-complex="20pt" style:font-style-complex="normal" style:font-weight-complex="normal" style:font-relief="none"/>
    </style:style>
    <style:style style:name="template-outline6" style:family="presentation" style:parent-style-name="template-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6699" style:text-line-through-style="none" style:text-position="0% 100%" fo:font-family="Verdana" style:font-family-generic="swiss" style:font-pitch="variable" fo:font-size="20pt" fo:font-style="normal" fo:text-shadow="none" style:text-underline-style="none" fo:font-weight="normal" style:font-family-asian="新細明體" style:font-pitch-asian="variable" style:font-size-asian="20pt" style:font-style-asian="normal" style:font-weight-asian="normal" style:font-family-complex="新細明體" style:font-pitch-complex="variable" style:font-size-complex="20pt" style:font-style-complex="normal" style:font-weight-complex="normal" style:font-relief="none"/>
    </style:style>
    <style:style style:name="template-outline7" style:family="presentation" style:parent-style-name="template-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6699" style:text-line-through-style="none" style:text-position="0% 100%" fo:font-family="Verdana" style:font-family-generic="swiss" style:font-pitch="variable" fo:font-size="20pt" fo:font-style="normal" fo:text-shadow="none" style:text-underline-style="none" fo:font-weight="normal" style:font-family-asian="新細明體" style:font-pitch-asian="variable" style:font-size-asian="20pt" style:font-style-asian="normal" style:font-weight-asian="normal" style:font-family-complex="新細明體" style:font-pitch-complex="variable" style:font-size-complex="20pt" style:font-style-complex="normal" style:font-weight-complex="normal" style:font-relief="none"/>
    </style:style>
    <style:style style:name="template-outline8" style:family="presentation" style:parent-style-name="template-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6699" style:text-line-through-style="none" style:text-position="0% 100%" fo:font-family="Verdana" style:font-family-generic="swiss" style:font-pitch="variable" fo:font-size="20pt" fo:font-style="normal" fo:text-shadow="none" style:text-underline-style="none" fo:font-weight="normal" style:font-family-asian="新細明體" style:font-pitch-asian="variable" style:font-size-asian="20pt" style:font-style-asian="normal" style:font-weight-asian="normal" style:font-family-complex="新細明體" style:font-pitch-complex="variable" style:font-size-complex="20pt" style:font-style-complex="normal" style:font-weight-complex="normal" style:font-relief="none"/>
    </style:style>
    <style:style style:name="template-outline9" style:family="presentation" style:parent-style-name="template-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6699" style:text-line-through-style="none" style:text-position="0% 100%" fo:font-family="Verdana" style:font-family-generic="swiss" style:font-pitch="variable" fo:font-size="20pt" fo:font-style="normal" fo:text-shadow="none" style:text-underline-style="none" fo:font-weight="normal" style:font-family-asian="新細明體" style:font-pitch-asian="variable" style:font-size-asian="20pt" style:font-style-asian="normal" style:font-weight-asian="normal" style:font-family-complex="新細明體" style:font-pitch-complex="variable" style:font-size-complex="20pt" style:font-style-complex="normal" style:font-weight-complex="normal" style:font-relief="none"/>
    </style:style>
    <style:style style:name="template-subtitle" style:family="presentation">
      <style:graphic-properties draw:stroke="none" draw:fill="none" draw:textarea-vertical-align="middle">
        <text:list-style style:name="template-subtitle">
          <text:list-level-style-bullet text:level="1" text:bullet-char="•">
            <style:list-level-properties/>
            <style:text-properties fo:font-family="Verdana" style:font-family-generic="swiss" style:font-pitch="variable" fo:color="#006699" fo:font-size="100%"/>
          </text:list-level-style-bullet>
          <text:list-level-style-bullet text:level="2" text:bullet-char="–">
            <style:list-level-properties text:space-before="1.27cm"/>
            <style:text-properties fo:font-family="Verdana" style:font-family-generic="swiss" style:font-pitch="variable" fo:color="#006699" fo:font-size="100%"/>
          </text:list-level-style-bullet>
          <text:list-level-style-bullet text:level="3" text:bullet-char="•">
            <style:list-level-properties text:space-before="2.54cm"/>
            <style:text-properties fo:font-family="Verdana" style:font-family-generic="swiss" style:font-pitch="variable" fo:color="#006699" fo:font-size="100%"/>
          </text:list-level-style-bullet>
          <text:list-level-style-bullet text:level="4" text:bullet-char="–">
            <style:list-level-properties text:space-before="3.81cm"/>
            <style:text-properties fo:font-family="Verdana" style:font-family-generic="swiss" style:font-pitch="variable" fo:color="#006699" fo:font-size="100%"/>
          </text:list-level-style-bullet>
          <text:list-level-style-bullet text:level="5" text:bullet-char="»">
            <style:list-level-properties text:space-before="5.08cm"/>
            <style:text-properties fo:font-family="Verdana" style:font-family-generic="swiss" style:font-pitch="variable" fo:color="#006699" fo:font-size="100%"/>
          </text:list-level-style-bullet>
          <text:list-level-style-bullet text:level="6" text:bullet-char="»">
            <style:list-level-properties text:space-before="5.08cm"/>
            <style:text-properties fo:font-family="Verdana" style:font-family-generic="swiss" style:font-pitch="variable" fo:color="#006699" fo:font-size="100%"/>
          </text:list-level-style-bullet>
          <text:list-level-style-bullet text:level="7" text:bullet-char="»">
            <style:list-level-properties text:space-before="5.08cm"/>
            <style:text-properties fo:font-family="Verdana" style:font-family-generic="swiss" style:font-pitch="variable" fo:color="#006699" fo:font-size="100%"/>
          </text:list-level-style-bullet>
          <text:list-level-style-bullet text:level="8" text:bullet-char="»">
            <style:list-level-properties text:space-before="5.08cm"/>
            <style:text-properties fo:font-family="Verdana" style:font-family-generic="swiss" style:font-pitch="variable" fo:color="#006699" fo:font-size="100%"/>
          </text:list-level-style-bullet>
          <text:list-level-style-bullet text:level="9" text:bullet-char="»">
            <style:list-level-properties text:space-before="5.08cm"/>
            <style:text-properties fo:font-family="Verdana" style:font-family-generic="swiss" style:font-pitch="variable" fo:color="#006699" fo:font-size="100%"/>
          </text:list-level-style-bullet>
          <text:list-level-style-bullet text:level="10" text:bullet-char="»">
            <style:list-level-properties text:space-before="5.08cm"/>
            <style:text-properties fo:font-family="Verdana" style:font-family-generic="swiss" style:font-pitch="variable" fo:color="#006699"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99" style:text-outline="false" style:text-line-through-style="none" style:text-position="0% 100%" fo:font-family="Verdana" style:font-family-generic="swiss" style:font-pitch="variable" fo:font-size="32pt" fo:font-style="normal" fo:text-shadow="1pt 1pt" style:text-underline-style="none" fo:font-weight="bold" style:letter-kerning="true" style:font-family-asian="新細明體" style:font-pitch-asian="variable" style:font-size-asian="32pt" style:font-style-asian="normal" style:font-weight-asian="bold" style:font-family-complex="新細明體" style:font-pitch-complex="variable" style:font-size-complex="32pt" style:font-style-complex="normal" style:font-weight-complex="bold" style:text-emphasize="none" style:font-relief="none" style:text-overline-style="none" style:text-overline-color="font-color"/>
    </style:style>
    <style:style style:name="template-title" style:family="presentation">
      <style:graphic-properties draw:stroke="none" draw:fill="none" draw:textarea-vertical-align="middle" fo:padding-top="0.13cm" fo:padding-bottom="0.13cm" fo:padding-left="0.25cm" fo:padding-right="0.25cm">
        <text:list-style style:name="template-title">
          <text:list-level-style-bullet text:level="1" text:bullet-char="•">
            <style:list-level-properties/>
            <style:text-properties fo:font-family="Verdana" style:font-family-generic="swiss" style:font-pitch="variable" fo:color="#0066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66" style:text-outline="false" style:text-line-through-style="none" style:text-position="0% 100%" fo:font-family="Verdana" style:font-family-generic="swiss" style:font-pitch="variable" fo:font-size="44pt" fo:font-style="normal" fo:text-shadow="1pt 1pt" style:text-underline-style="none" fo:font-weight="normal" style:letter-kerning="true" style:font-family-asian="新細明體" style:font-pitch-asian="variable" style:font-size-asian="44pt" style:font-style-asian="normal" style:font-weight-asian="normal" style:font-family-complex="新細明體"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2dffd" draw:opacity="50%" draw:textarea-horizontal-align="left" draw:textarea-vertical-align="top" draw:auto-grow-height="false" fo:padding-top="0.13cm" fo:padding-bottom="0.13cm" fo:padding-left="0.25cm" fo:padding-right="0.25cm" fo:wrap-option="wrap" draw:shadow="hidden" draw:shadow-color="#ffffcc"/>
    </style:style>
    <style:style style:name="Mgr4" style:family="graphic" style:parent-style-name="standard">
      <style:graphic-properties draw:stroke="none" draw:fill="solid" draw:fill-color="#ffffcc" draw:textarea-horizontal-align="left" draw:textarea-vertical-align="top" draw:auto-grow-height="false" fo:padding-top="0.13cm" fo:padding-bottom="0.13cm" fo:padding-left="0.25cm" fo:padding-right="0.25cm" fo:wrap-option="wrap" draw:shadow="hidden"/>
    </style:style>
    <style:style style:name="Mgr5" style:family="graphic" style:parent-style-name="standard">
      <style:graphic-properties draw:stroke="none" draw:fill="solid" draw:fill-color="#ebf7ff" draw:opacity="50%" draw:textarea-horizontal-align="left" draw:textarea-vertical-align="top" draw:auto-grow-height="false" fo:padding-top="0.13cm" fo:padding-bottom="0.13cm" fo:padding-left="0.25cm" fo:padding-right="0.25cm" fo:wrap-option="wrap" draw:shadow="hidden" draw:shadow-color="#ffffcc"/>
    </style:style>
    <style:style style:name="Mgr6" style:family="graphic" style:parent-style-name="standard">
      <style:graphic-properties draw:stroke="none" draw:fill="solid" draw:fill-color="#ebf7ff" draw:textarea-horizontal-align="left" draw:textarea-vertical-align="top" draw:auto-grow-height="false" fo:padding-top="0.13cm" fo:padding-bottom="0.13cm" fo:padding-left="0.25cm" fo:padding-right="0.25cm" fo:wrap-option="wrap" draw:shadow="hidden"/>
    </style:style>
    <style:style style:name="Mgr7" style:family="graphic" style:parent-style-name="standard">
      <style:graphic-properties draw:stroke="none" draw:fill="solid" draw:fill-color="#edfad2" draw:opacity="50%" draw:textarea-horizontal-align="left" draw:textarea-vertical-align="top" draw:auto-grow-height="false" fo:padding-top="0.13cm" fo:padding-bottom="0.13cm" fo:padding-left="0.25cm" fo:padding-right="0.25cm" fo:wrap-option="wrap" draw:shadow="hidden" draw:shadow-color="#ffffcc"/>
    </style:style>
    <style:style style:name="Mgr8" style:family="graphic" style:parent-style-name="standard">
      <style:graphic-properties draw:stroke="none" draw:fill="solid" draw:fill-color="#f2dffd" draw:textarea-horizontal-align="left" draw:textarea-vertical-align="top" draw:auto-grow-height="false" fo:padding-top="0.13cm" fo:padding-bottom="0.13cm" fo:padding-left="0.25cm" fo:padding-right="0.25cm" fo:wrap-option="wrap" draw:shadow="hidden"/>
    </style:style>
    <style:style style:name="Mgr9" style:family="graphic" style:parent-style-name="standard">
      <style:graphic-properties draw:stroke="none" draw:fill="solid" draw:fill-color="#edfad2" draw:textarea-horizontal-align="left" draw:textarea-vertical-align="top" draw:auto-grow-height="false" fo:padding-top="0.13cm" fo:padding-bottom="0.13cm" fo:padding-left="0.25cm" fo:padding-right="0.25cm" fo:wrap-option="wrap" draw:shadow="hidden"/>
    </style:style>
    <style:style style:name="Mgr10" style:family="graphic" style:parent-style-name="standard">
      <style:graphic-properties draw:stroke="none" draw:fill="solid" draw:fill-color="#ffffff" draw:textarea-horizontal-align="center" draw:textarea-vertical-align="middle" draw:shadow="hidden" style:protect="position size"/>
    </style:style>
    <style:style style:name="Mgr11" style:family="graphic" style:parent-style-name="standard">
      <style:graphic-properties draw:stroke="none" draw:fill="solid" draw:fill-color="#f2dffd" draw:textarea-horizontal-align="left" draw:textarea-vertical-align="top" draw:auto-grow-height="false" fo:padding-top="0.13cm" fo:padding-bottom="0.13cm" fo:padding-left="0.25cm" fo:padding-right="0.25cm" fo:wrap-option="wrap" draw:shadow="hidden" draw:shadow-color="#ffffcc"/>
    </style:style>
    <style:style style:name="Mpr1" style:family="presentation" style:parent-style-name="預設-backgroundobjects" style:list-style-name="ML2">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2" style:family="presentation" style:parent-style-name="預設-backgroundobjects" style:list-style-name="ML2">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3" style:family="presentation" style:parent-style-name="預設-backgroundobjects" style:list-style-name="ML2">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4" style:family="presentation" style:parent-style-name="預設-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5" style:family="presentation" style:parent-style-name="預設-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6" style:family="presentation" style:parent-style-name="template-backgroundobjects" style:list-style-name="ML2">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7" style:family="presentation" style:parent-style-name="template-backgroundobjects" style:list-style-name="ML2">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8" style:family="presentation" style:parent-style-name="template-backgroundobjects" style:list-style-name="ML2">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9" style:family="presentation" style:parent-style-name="templat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0" style:family="presentation" style:parent-style-name="templat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line-height="100%" fo:text-indent="0cm" style:writing-mode="lr-tb"/>
    </style:style>
    <style:style style:name="MP5" style:family="paragraph">
      <style:paragraph-properties fo:margin-left="0cm" fo:margin-right="0cm" fo:line-height="100%" fo:text-indent="0cm" style:writing-mode="lr-tb" style:font-independent-line-spacing="true"/>
    </style:style>
    <style:style style:name="MP6" style:family="paragraph">
      <style:paragraph-properties fo:margin-left="0cm" fo:margin-right="0cm" fo:line-height="100%" fo:text-align="center" fo:text-indent="0cm" style:writing-mode="lr-tb"/>
    </style:style>
    <style:style style:name="MP7" style:family="paragraph">
      <style:paragraph-properties fo:margin-left="0cm" fo:margin-right="0cm" fo:line-height="100%" fo:text-align="center" fo:text-indent="0cm" style:writing-mode="lr-tb" style:font-independent-line-spacing="true"/>
    </style:style>
    <style:style style:name="MP8" style:family="paragraph">
      <style:paragraph-properties fo:margin-left="0cm" fo:margin-right="0cm" fo:line-height="100%" fo:text-align="end" fo:text-indent="0cm" style:writing-mode="lr-tb"/>
    </style:style>
    <style:style style:name="MP9" style:family="paragraph">
      <style:paragraph-properties fo:margin-left="0cm" fo:margin-right="0cm" fo:line-height="100%" fo:text-align="end" fo:text-indent="0cm" style:writing-mode="lr-tb" style:font-independent-line-spacing="true"/>
    </style:style>
    <style:style style:name="MP10" style:family="paragraph">
      <style:paragraph-properties fo:text-align="center"/>
    </style:style>
    <style:style style:name="MP11" style:family="paragraph">
      <style:paragraph-properties fo:margin-left="0cm" fo:margin-right="0cm" fo:text-indent="0cm" style:writing-mode="lr-tb"/>
    </style:style>
    <style:style style:name="MP12" style:family="paragraph">
      <style:paragraph-properties fo:margin-left="0cm" fo:margin-right="0cm" fo:text-indent="0cm" style:writing-mode="lr-tb" style:font-independent-line-spacing="true"/>
    </style:style>
    <style:style style:name="MP13" style:family="paragraph">
      <style:paragraph-properties fo:margin-left="0cm" fo:margin-right="0cm" fo:text-align="end" fo:text-indent="0cm" style:writing-mode="lr-tb"/>
    </style:style>
    <style:style style:name="MP14"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006699" fo:font-family="Verdana" style:font-family-generic="swiss" style:font-pitch="variable" fo:font-size="14pt" fo:language="en" fo:country="US" style:font-size-asian="14pt" style:language-asian="zh" style:country-asian="TW" style:font-size-complex="14pt"/>
    </style:style>
    <style:style style:name="MT3" style:family="text">
      <style:text-properties fo:font-size="12pt" fo:language="en" fo:country="US" style:font-size-asian="12pt" style:language-asian="zh" style:country-asian="TW" style:font-size-complex="12pt"/>
    </style:style>
    <text:list-style style:name="ML1">
      <text:list-level-style-bullet text:level="1" text:bullet-char="•">
        <style:list-level-properties/>
        <style:text-properties fo:font-family="Arial" style:font-family-generic="swiss" style:font-pitch="variable" fo:color="#006699" fo:font-size="100%"/>
      </text:list-level-style-bullet>
      <text:list-level-style-bullet text:level="2" text:bullet-char="•">
        <style:list-level-properties text:space-before="1.27cm"/>
        <style:text-properties fo:font-family="Arial" style:font-family-generic="swiss" style:font-pitch="variable" fo:color="#006699" fo:font-size="100%"/>
      </text:list-level-style-bullet>
      <text:list-level-style-bullet text:level="3" text:bullet-char="•">
        <style:list-level-properties text:space-before="2.54cm"/>
        <style:text-properties fo:font-family="Arial" style:font-family-generic="swiss" style:font-pitch="variable" fo:color="#006699" fo:font-size="100%"/>
      </text:list-level-style-bullet>
      <text:list-level-style-bullet text:level="4" text:bullet-char="•">
        <style:list-level-properties text:space-before="3.81cm"/>
        <style:text-properties fo:font-family="Arial" style:font-family-generic="swiss" style:font-pitch="variable" fo:color="#006699" fo:font-size="100%"/>
      </text:list-level-style-bullet>
      <text:list-level-style-bullet text:level="5" text:bullet-char="•">
        <style:list-level-properties text:space-before="5.08cm"/>
        <style:text-properties fo:font-family="Arial" style:font-family-generic="swiss" style:font-pitch="variable" fo:color="#006699" fo:font-size="100%"/>
      </text:list-level-style-bullet>
      <text:list-level-style-bullet text:level="6" text:bullet-char="•">
        <style:list-level-properties text:space-before="5.08cm"/>
        <style:text-properties fo:font-family="Arial" style:font-family-generic="swiss" style:font-pitch="variable" fo:color="#006699" fo:font-size="100%"/>
      </text:list-level-style-bullet>
      <text:list-level-style-bullet text:level="7" text:bullet-char="•">
        <style:list-level-properties text:space-before="5.08cm"/>
        <style:text-properties fo:font-family="Arial" style:font-family-generic="swiss" style:font-pitch="variable" fo:color="#006699" fo:font-size="100%"/>
      </text:list-level-style-bullet>
      <text:list-level-style-bullet text:level="8" text:bullet-char="•">
        <style:list-level-properties text:space-before="5.08cm"/>
        <style:text-properties fo:font-family="Arial" style:font-family-generic="swiss" style:font-pitch="variable" fo:color="#006699" fo:font-size="100%"/>
      </text:list-level-style-bullet>
      <text:list-level-style-bullet text:level="9" text:bullet-char="•">
        <style:list-level-properties text:space-before="5.08cm"/>
        <style:text-properties fo:font-family="Arial" style:font-family-generic="swiss" style:font-pitch="variable" fo:color="#006699" fo:font-size="100%"/>
      </text:list-level-style-bullet>
      <text:list-level-style-bullet text:level="10" text:bullet-char="•">
        <style:list-level-properties text:space-before="5.08cm"/>
        <style:text-properties fo:font-family="Arial" style:font-family-generic="swiss" style:font-pitch="variable" fo:color="#006699" fo:font-size="100%"/>
      </text:list-level-style-bullet>
    </text:list-style>
    <text:list-style style:name="ML2">
      <text:list-level-style-bullet text:level="1" text:bullet-char="•">
        <style:list-level-properties/>
        <style:text-properties fo:font-family="Verdana" style:font-family-generic="swiss" style:font-pitch="variable" fo:color="#00669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預設" style:page-layout-name="PM1" draw:style-name="Mdp1">
      <draw:g>
        <draw:custom-shape draw:style-name="Mgr3" draw:text-style-name="MP3" draw:layer="backgroundobjects" svg:width="2.081cm" svg:height="3.536cm" svg:x="-0.022cm" svg:y="14.385cm">
          <text:p/>
          <draw:enhanced-geometry svg:viewBox="0 0 472 802" draw:type="non-primitive" draw:enhanced-path="M 5 32 C 101 0 20 17 189 26 221 37 280 47 309 66 325 77 357 98 357 98 394 154 373 135 413 162 433 223 426 193 437 250 433 370 472 455 397 530 385 567 368 607 341 634 319 701 233 707 173 714 142 724 100 707 77 730 60 747 72 778 69 802 53 799 23 792 7 788 5 788 0 762 5 751 10 740 37 735 37 722 26 682 22 685 5 670 5 541 5 233 5 32 Z N"/>
        </draw:custom-shape>
        <draw:g>
          <draw:custom-shape draw:style-name="Mgr4" draw:text-style-name="MP3" draw:layer="backgroundobjects" svg:width="0.509cm" svg:height="0.91cm" draw:transform="rotate (-1.92998508685615) translate (1.047cm 11.417cm)">
            <text:p/>
            <draw:enhanced-geometry svg:viewBox="0 0 83 117" draw:mirror-horizontal="true" draw:type="non-primitive" draw:enhanced-path="M 83 28 L 27 0 0 117 83 28 Z N"/>
          </draw:custom-shape>
          <draw:custom-shape draw:style-name="Mgr4" draw:text-style-name="MP3" draw:layer="backgroundobjects" svg:width="0.87cm" svg:height="0.757cm" draw:transform="rotate (-1.92998508685615) translate (1.693cm 11.954cm)">
            <text:p/>
            <draw:enhanced-geometry svg:viewBox="0 0 140 98" draw:mirror-horizontal="true" draw:type="non-primitive" draw:enhanced-path="M 0 98 L 118 0 140 49 0 98 Z N"/>
          </draw:custom-shape>
          <draw:custom-shape draw:style-name="Mgr4" draw:text-style-name="MP3" draw:layer="backgroundobjects" svg:width="0.91cm" svg:height="0.384cm" draw:transform="rotate (-1.92998508685615) translate (2.802cm 11.223cm)">
            <text:p/>
            <draw:enhanced-geometry svg:viewBox="0 0 145 49" draw:mirror-horizontal="true" draw:type="non-primitive" draw:enhanced-path="M 0 7 L 145 0 131 49 0 7 Z N"/>
          </draw:custom-shape>
        </draw:g>
        <draw:custom-shape draw:style-name="Mgr5" draw:text-style-name="MP3" draw:layer="backgroundobjects" svg:width="3.131cm" svg:height="3.387cm" svg:x="0.397cm" svg:y="7.655cm">
          <text:p/>
          <draw:enhanced-geometry svg:viewBox="0 0 710 768" draw:type="non-primitive" draw:enhanced-path="M 14 416 C 6 353 0 339 14 272 24 227 72 178 102 144 117 127 134 112 150 96 164 82 198 64 198 64 231 14 294 7 350 0 411 3 473 1 534 8 582 13 624 71 662 96 691 140 698 151 710 200 707 267 707 333 702 400 700 423 688 428 678 448 646 512 626 607 550 632 539 640 530 651 518 656 503 662 470 648 470 664 470 681 502 675 518 680 534 685 566 696 566 696 569 704 580 714 574 720 562 732 542 731 526 736 517 739 511 748 502 752 487 759 454 768 454 768 448 750 453 725 438 712 407 685 256 689 246 688 207 680 166 674 134 648 125 641 117 633 110 624 98 609 78 576 78 576 66 506 74 544 54 464 37 397 58 463 30 408 26 400 30 380 22 384 12 389 17 405 14 416 Z N"/>
        </draw:custom-shape>
        <draw:g>
          <draw:custom-shape draw:style-name="Mgr6" draw:text-style-name="MP3" draw:layer="backgroundobjects" svg:width="2.709cm" svg:height="2.789cm" draw:transform="rotate (0.22968532956241) translate (0.774cm 7.842cm)">
            <text:p/>
            <draw:enhanced-geometry svg:viewBox="0 0 217 210" draw:mirror-horizontal="true" draw:type="non-primitive" draw:enhanced-path="M 46 210 L 37 198 26 181 15 159 5 135 0 109 1 82 9 57 27 35 45 22 60 12 72 7 81 5 88 5 104 0 148 8 160 12 172 15 182 19 190 23 198 27 205 32 211 38 217 45 205 40 194 36 183 33 172 30 163 27 153 26 143 24 134 24 125 24 116 25 107 27 99 29 91 33 82 36 74 41 66 46 52 61 42 80 37 103 35 126 35 151 38 174 41 194 46 210 Z N"/>
          </draw:custom-shape>
          <draw:custom-shape draw:style-name="Mgr6" draw:text-style-name="MP3" draw:layer="backgroundobjects" svg:width="2.267cm" svg:height="2.838cm" draw:transform="rotate (0.22968532956241) translate (-0.004cm 8.189cm)">
            <text:p/>
            <draw:enhanced-geometry svg:viewBox="0 0 182 213" draw:mirror-horizontal="true" draw:type="non-primitive" draw:enhanced-path="M 109 0 L 112 2 118 8 127 18 137 33 145 52 150 76 150 105 144 139 140 149 136 157 131 165 125 173 117 180 110 185 102 191 92 195 82 197 72 200 61 201 49 201 37 200 25 197 12 193 0 188 11 195 22 200 33 205 43 208 53 211 63 212 73 213 83 213 91 212 100 210 108 208 116 206 123 203 130 199 136 195 142 191 158 176 169 161 176 144 179 128 181 111 181 95 182 79 173 46 156 21 151 18 147 15 142 13 138 11 132 9 126 6 119 3 109 0 Z N"/>
          </draw:custom-shape>
          <draw:custom-shape draw:style-name="Mgr6" draw:text-style-name="MP3" draw:layer="backgroundobjects" svg:width="0.804cm" svg:height="1.436cm" draw:transform="rotate (0.22968532956241) translate (0.842cm 8.59cm)">
            <text:p/>
            <draw:enhanced-geometry svg:viewBox="0 0 128 217" draw:mirror-horizontal="true" draw:type="non-primitive" draw:enhanced-path="M 94 0 L 105 9 115 27 123 50 128 78 127 111 116 145 94 181 60 217 49 213 38 210 26 205 16 201 8 196 2 190 0 183 1 178 13 171 29 161 46 150 63 134 79 112 91 83 97 46 94 0 Z N"/>
          </draw:custom-shape>
          <draw:custom-shape draw:style-name="Mgr6" draw:text-style-name="MP3" draw:layer="backgroundobjects" svg:width="0.736cm" svg:height="0.856cm" draw:transform="rotate (0.22968532956241) translate (2.366cm 10.63cm)">
            <text:p/>
            <draw:enhanced-geometry svg:viewBox="0 0 117 132" draw:mirror-horizontal="true" draw:type="non-primitive" draw:enhanced-path="M 75 0 L 0 25 3 26 14 29 29 36 46 47 66 62 84 80 102 103 116 132 117 120 115 107 108 90 99 74 89 58 78 45 67 36 58 32 69 29 79 28 89 26 98 25 105 24 109 22 113 21 114 21 75 0 Z N"/>
          </draw:custom-shape>
          <draw:custom-shape draw:style-name="Mgr6" draw:text-style-name="MP3" draw:layer="backgroundobjects" svg:width="0.182cm" svg:height="0.498cm" draw:transform="rotate (0.22968532956241) translate (2.194cm 10.733cm)">
            <text:p/>
            <draw:enhanced-geometry svg:viewBox="0 0 29 77" draw:mirror-horizontal="true" draw:type="non-primitive" draw:enhanced-path="M 29 0 L 23 0 16 4 9 9 4 19 1 30 0 44 3 60 11 77 15 53 19 37 23 22 29 0 Z N"/>
          </draw:custom-shape>
          <draw:g>
            <draw:custom-shape draw:style-name="Mgr6" draw:text-style-name="MP3" draw:layer="backgroundobjects" svg:width="1.316cm" svg:height="3.378cm" draw:transform="rotate (2.0661207685105) translate (2.987cm 14.026cm)">
              <text:p/>
              <draw:enhanced-geometry svg:viewBox="0 0 207 564" draw:mirror-horizontal="true" draw:type="non-primitive" draw:enhanced-path="M 12 44 L 6 72 3 99 0 125 0 151 3 180 7 211 16 247 29 287 43 325 61 364 83 406 106 446 132 483 157 516 182 544 207 564 160 501 127 448 103 405 87 368 75 337 68 309 63 285 56 261 44 205 41 140 43 68 50 0 12 44 Z N"/>
            </draw:custom-shape>
            <draw:custom-shape draw:style-name="Mgr6" draw:text-style-name="MP3" draw:layer="backgroundobjects" svg:width="0.305cm" svg:height="1.386cm" draw:transform="rotate (2.0661207685105) translate (6.083cm 14.969cm)">
              <text:p/>
              <draw:enhanced-geometry svg:viewBox="0 0 47 232" draw:mirror-horizontal="true" draw:type="non-primitive" draw:enhanced-path="M 0 19 L 14 55 22 101 24 159 19 232 45 217 47 178 47 140 45 103 41 71 36 52 29 34 22 17 13 0 0 19 Z N"/>
            </draw:custom-shape>
            <draw:custom-shape draw:style-name="Mgr6" draw:text-style-name="MP3" draw:layer="backgroundobjects" svg:width="0.553cm" svg:height="0.233cm" draw:transform="rotate (2.0661207685105) translate (7.256cm 15.886cm)">
              <text:p/>
              <draw:enhanced-geometry svg:viewBox="0 0 87 40" draw:mirror-horizontal="true" draw:type="non-primitive" draw:enhanced-path="M 87 22 L 77 17 68 12 58 7 47 5 37 3 26 2 13 0 0 2 6 6 14 10 22 14 33 18 42 22 52 27 64 33 74 40 87 22 Z N"/>
            </draw:custom-shape>
          </draw:g>
        </draw:g>
        <draw:g>
          <draw:custom-shape draw:style-name="Mgr4" draw:text-style-name="MP3" draw:layer="backgroundobjects" svg:width="0.485cm" svg:height="0.79cm" draw:transform="rotate (-1.81758588302774) translate (3.586cm 17.443cm)">
            <text:p/>
            <draw:enhanced-geometry svg:viewBox="0 0 83 117" draw:type="non-primitive" draw:enhanced-path="M 83 28 L 27 0 0 117 83 28 Z N"/>
          </draw:custom-shape>
          <draw:custom-shape draw:style-name="Mgr4" draw:text-style-name="MP3" draw:layer="backgroundobjects" svg:width="0.831cm" svg:height="0.656cm" draw:transform="rotate (-1.81758588302774) translate (3.052cm 18.032cm)">
            <text:p/>
            <draw:enhanced-geometry svg:viewBox="0 0 140 98" draw:type="non-primitive" draw:enhanced-path="M 0 98 L 118 0 140 49 0 98 Z N"/>
          </draw:custom-shape>
          <draw:custom-shape draw:style-name="Mgr4" draw:text-style-name="MP3" draw:layer="backgroundobjects" svg:width="0.869cm" svg:height="0.334cm" draw:transform="rotate (-1.81758588302774) translate (1.74cm 17.528cm)">
            <text:p/>
            <draw:enhanced-geometry svg:viewBox="0 0 145 49" draw:type="non-primitive" draw:enhanced-path="M 0 7 L 145 0 131 49 0 7 Z N"/>
          </draw:custom-shape>
        </draw:g>
        <draw:g>
          <draw:custom-shape draw:style-name="Mgr4" draw:text-style-name="MP3" draw:layer="backgroundobjects" svg:width="0.572cm" svg:height="0.83cm" draw:transform="rotate (-1.45525553031378) translate (3cm 4.936cm)">
            <text:p/>
            <draw:enhanced-geometry svg:viewBox="0 0 83 117" draw:type="non-primitive" draw:enhanced-path="M 83 28 L 27 0 0 117 83 28 Z N"/>
          </draw:custom-shape>
          <draw:custom-shape draw:style-name="Mgr4" draw:text-style-name="MP3" draw:layer="backgroundobjects" svg:width="0.98cm" svg:height="0.689cm" draw:transform="rotate (-1.45525553031378) translate (2.706cm 5.803cm)">
            <text:p/>
            <draw:enhanced-geometry svg:viewBox="0 0 140 98" draw:type="non-primitive" draw:enhanced-path="M 0 98 L 118 0 140 49 0 98 Z N"/>
          </draw:custom-shape>
          <draw:custom-shape draw:style-name="Mgr4" draw:text-style-name="MP3" draw:layer="backgroundobjects" svg:width="1.025cm" svg:height="0.351cm" draw:transform="rotate (-1.45525553031378) translate (1.227cm 5.776cm)">
            <text:p/>
            <draw:enhanced-geometry svg:viewBox="0 0 145 49" draw:type="non-primitive" draw:enhanced-path="M 0 7 L 145 0 131 49 0 7 Z N"/>
          </draw:custom-shape>
        </draw:g>
        <draw:g>
          <draw:custom-shape draw:style-name="Mgr4" draw:text-style-name="MP3" draw:layer="backgroundobjects" svg:width="0.481cm" svg:height="0.607cm" svg:x="3.594cm" svg:y="0cm">
            <text:p/>
            <draw:enhanced-geometry svg:viewBox="0 0 83 117" draw:type="non-primitive" draw:enhanced-path="M 83 28 L 27 0 0 117 83 28 Z N"/>
          </draw:custom-shape>
          <draw:custom-shape draw:style-name="Mgr4" draw:text-style-name="MP3" draw:layer="backgroundobjects" svg:width="0.823cm" svg:height="0.504cm" svg:x="4.289cm" svg:y="0.287cm">
            <text:p/>
            <draw:enhanced-geometry svg:viewBox="0 0 140 98" draw:type="non-primitive" draw:enhanced-path="M 0 98 L 118 0 140 49 0 98 Z N"/>
          </draw:custom-shape>
          <draw:custom-shape draw:style-name="Mgr4" draw:text-style-name="MP3" draw:layer="backgroundobjects" svg:width="0.861cm" svg:height="0.256cm" svg:x="4.123cm" svg:y="1.359cm">
            <text:p/>
            <draw:enhanced-geometry svg:viewBox="0 0 145 49" draw:type="non-primitive" draw:enhanced-path="M 0 7 L 145 0 131 49 0 7 Z N"/>
          </draw:custom-shape>
        </draw:g>
        <draw:custom-shape draw:style-name="Mgr7" draw:text-style-name="MP3" draw:layer="backgroundobjects" svg:width="3.082cm" svg:height="3.333cm" svg:x="0.384cm" svg:y="0.415cm">
          <text:p/>
          <draw:enhanced-geometry svg:viewBox="0 0 699 756" draw:type="non-primitive" draw:enhanced-path="M 1 392 C 2 345 2 299 3 252 3 238 16 224 21 210 24 202 29 182 29 182 32 173 34 163 39 154 42 148 51 138 51 138 58 116 88 82 111 74 128 61 149 37 169 30 182 17 207 15 225 10 233 8 241 6 249 4 254 3 265 0 265 0 296 1 326 0 357 2 366 2 385 6 385 6 417 17 463 14 489 40 528 60 592 105 619 128 635 134 643 164 653 178 667 234 687 265 693 322 699 365 692 398 687 434 686 469 691 510 665 538 657 547 644 553 639 564 636 569 636 576 631 580 624 585 607 588 607 588 581 602 499 649 473 664 465 666 449 678 449 678 438 685 417 679 405 684 396 687 385 688 375 690 328 689 307 687 267 684 249 690 264 683 259 722 258 733 250 750 241 756 218 752 207 735 185 728 176 725 171 724 163 720 159 718 151 716 151 716 157 695 180 689 195 674 198 665 205 652 211 644 210 638 212 631 209 626 207 621 199 623 195 620 185 612 173 606 165 596 146 573 123 552 99 534 87 525 72 517 61 506 49 494 37 480 23 470 13 456 10 451 7 434 6 421 7 408 5 396 5 394 0 391 1 392 Z N"/>
        </draw:custom-shape>
        <draw:custom-shape draw:style-name="Mgr8" draw:text-style-name="MP3" draw:layer="backgroundobjects" svg:width="0.582cm" svg:height="0.736cm" draw:transform="rotate (-0.241029969701558) translate (1.163cm 14.952cm)">
          <text:p/>
          <draw:enhanced-geometry svg:viewBox="0 0 109 156" draw:type="non-primitive" draw:enhanced-path="M 0 0 L 5 1 18 5 37 12 58 24 78 44 96 71 107 108 109 156 105 156 99 156 93 156 87 154 81 153 74 150 66 145 58 139 53 126 53 111 56 96 59 80 56 62 48 43 31 23 0 0 Z N"/>
        </draw:custom-shape>
        <draw:custom-shape draw:style-name="Mgr8" draw:text-style-name="MP3" draw:layer="backgroundobjects" svg:width="0.291cm" svg:height="0.189cm" draw:transform="rotate (-0.241029969701558) translate (1.2cm 15.808cm)">
          <text:p/>
          <draw:enhanced-geometry svg:viewBox="0 0 54 40" draw:type="non-primitive" draw:enhanced-path="M 0 0 L 1 1 6 3 13 8 21 12 29 15 38 17 46 18 54 16 53 25 50 33 44 38 37 40 28 39 19 32 10 20 0 0 Z N"/>
        </draw:custom-shape>
        <draw:custom-shape draw:style-name="Mgr8" draw:text-style-name="MP3" draw:layer="backgroundobjects" svg:width="0.52cm" svg:height="0.922cm" svg:x="0.049cm" svg:y="18.124cm">
          <text:p/>
          <draw:enhanced-geometry svg:viewBox="0 0 118 209" draw:type="non-primitive" draw:enhanced-path="M 0 0 L 6 8 15 19 26 33 38 51 54 72 67 94 79 119 87 146 94 175 91 209 118 209 117 177 104 119 82 69 47 27 0 0 Z N"/>
        </draw:custom-shape>
        <draw:custom-shape draw:style-name="Mgr8" draw:text-style-name="MP3" draw:layer="backgroundobjects" svg:width="0.573cm" svg:height="0.564cm" svg:x="0cm" svg:y="17.498cm">
          <text:p/>
          <draw:enhanced-geometry svg:viewBox="0 0 130 128" draw:type="non-primitive" draw:enhanced-path="M 103 0 L 130 128 125 126 111 121 92 111 68 103 41 94 19 90 0 93 0 72 12 70 24 66 38 66 51 67 65 70 78 78 81 74 81 58 82 37 82 29 80 29 77 27 76 22 75 19 76 15 79 10 89 6 103 0 Z N"/>
        </draw:custom-shape>
        <draw:custom-shape draw:style-name="Mgr8" draw:text-style-name="MP3" draw:layer="backgroundobjects" svg:width="0.207cm" svg:height="0.379cm" svg:x="0cm" svg:y="17.414cm">
          <text:p/>
          <draw:enhanced-geometry svg:viewBox="0 0 47 86" draw:type="non-primitive" draw:enhanced-path="M 37 0 L 15 37 0 59 0 86 8 82 20 73 33 63 42 51 47 36 46 19 37 0 Z N"/>
        </draw:custom-shape>
        <draw:custom-shape draw:style-name="Mgr8" draw:text-style-name="MP3" draw:layer="backgroundobjects" svg:width="2.192cm" svg:height="3.263cm" svg:x="0cm" svg:y="14.283cm">
          <text:p/>
          <draw:enhanced-geometry svg:viewBox="0 0 497 740" draw:type="non-primitive" draw:enhanced-path="M 0 13 L 41 4 101 0 170 4 248 21 323 50 382 90 428 141 463 199 485 262 496 327 497 396 487 462 470 527 443 586 406 639 364 683 315 715 259 736 198 740 131 727 167 728 204 718 238 700 272 670 304 635 333 594 358 549 381 500 396 449 408 397 414 346 412 296 402 251 384 208 357 172 320 142 260 107 203 82 154 65 108 56 68 55 32 61 0 70 0 13 Z N"/>
        </draw:custom-shape>
        <draw:custom-shape draw:style-name="Mgr9" draw:text-style-name="MP3" draw:layer="backgroundobjects" svg:width="1.517cm" svg:height="1.08cm" draw:transform="rotate (-0.460766922527603) translate (0.407cm 1.527cm)">
          <text:p/>
          <draw:enhanced-geometry svg:viewBox="0 0 257 237" draw:type="non-primitive" draw:enhanced-path="M 0 0 L 0 25 3 50 6 75 11 98 18 119 27 141 38 161 51 178 67 194 86 208 106 219 131 228 158 234 188 237 220 236 257 232 224 227 195 220 170 212 148 204 128 193 112 182 97 169 84 155 72 141 61 125 52 107 43 88 33 69 23 47 12 24 0 0 Z N"/>
        </draw:custom-shape>
        <draw:custom-shape draw:style-name="Mgr9" draw:text-style-name="MP3" draw:layer="backgroundobjects" svg:width="0.737cm" svg:height="0.507cm" draw:transform="rotate (-0.460766922527603) translate (1.218cm 3.197cm)">
          <text:p/>
          <draw:enhanced-geometry svg:viewBox="0 0 124 110" draw:type="non-primitive" draw:enhanced-path="M 77 0 L 124 108 120 107 107 105 89 101 68 99 45 97 25 98 9 102 0 110 4 98 8 89 16 82 25 76 36 72 47 71 59 71 72 74 73 71 70 56 67 38 65 30 63 30 61 29 59 26 57 23 57 19 59 14 66 8 77 0 Z N"/>
        </draw:custom-shape>
        <draw:custom-shape draw:style-name="Mgr9" draw:text-style-name="MP3" draw:layer="backgroundobjects" svg:width="0.648cm" svg:height="0.706cm" draw:transform="rotate (-0.460766922527603) translate (2.722cm 1.154cm)">
          <text:p/>
          <draw:enhanced-geometry svg:viewBox="0 0 109 156" draw:type="non-primitive" draw:enhanced-path="M 0 0 L 5 1 18 5 37 12 58 24 78 44 96 71 107 108 109 156 105 156 99 156 93 156 87 154 81 153 74 150 66 145 58 139 53 126 53 111 56 96 59 80 56 62 48 43 31 23 0 0 Z N"/>
        </draw:custom-shape>
        <draw:custom-shape draw:style-name="Mgr9" draw:text-style-name="MP3" draw:layer="backgroundobjects" svg:width="0.273cm" svg:height="0.428cm" draw:transform="rotate (-0.460766922527603) translate (1.15cm 3.141cm)">
          <text:p/>
          <draw:enhanced-geometry svg:viewBox="0 0 46 94" draw:type="non-primitive" draw:enhanced-path="M 31 0 L 20 38 15 62 11 79 0 94 12 88 23 80 32 69 40 57 45 44 46 30 42 15 31 0 Z N"/>
        </draw:custom-shape>
        <draw:custom-shape draw:style-name="Mgr9" draw:text-style-name="MP3" draw:layer="backgroundobjects" svg:width="0.317cm" svg:height="0.181cm" draw:transform="rotate (-0.460766922527603) translate (2.636cm 1.994cm)">
          <text:p/>
          <draw:enhanced-geometry svg:viewBox="0 0 54 40" draw:type="non-primitive" draw:enhanced-path="M 0 0 L 1 1 6 3 13 8 21 12 29 15 38 17 46 18 54 16 53 25 50 33 44 38 37 40 28 39 19 32 10 20 0 0 Z N"/>
        </draw:custom-shape>
        <draw:custom-shape draw:style-name="Mgr9" draw:text-style-name="MP3" draw:layer="backgroundobjects" svg:width="1.588cm" svg:height="2.866cm" svg:x="0cm" svg:y="3.907cm">
          <text:p/>
          <draw:enhanced-geometry svg:viewBox="0 0 360 650" draw:type="non-primitive" draw:enhanced-path="M 264 0 L 269 9 277 22 286 39 297 58 309 83 319 108 329 136 333 163 336 193 332 223 323 255 310 285 287 315 257 343 218 370 167 396 111 425 69 457 35 490 12 526 0 553 0 650 6 628 19 594 43 551 76 503 125 454 190 408 275 365 308 342 335 305 352 255 360 201 356 144 341 88 311 39 264 0 Z N"/>
        </draw:custom-shape>
        <draw:custom-shape draw:style-name="Mgr9" draw:text-style-name="MP3" draw:layer="backgroundobjects" svg:width="3.545cm" svg:height="3.025cm" draw:transform="rotate (-0.460766922527603) translate (1.104cm -0.26cm)">
          <text:p/>
          <draw:enhanced-geometry svg:viewBox="0 0 596 666" draw:type="non-primitive" draw:enhanced-path="M 22 372 L 16 370 10 360 6 341 1 318 0 289 0 257 4 222 13 187 25 151 45 116 69 84 101 55 142 31 190 13 247 2 314 0 380 9 436 33 484 68 524 113 554 165 577 222 591 284 596 347 595 409 585 469 566 525 540 574 507 615 465 645 417 663 360 666 389 659 417 642 441 617 463 583 482 544 497 501 509 454 517 404 520 355 519 305 514 258 502 213 485 174 462 139 433 112 397 93 341 75 290 65 246 61 207 63 174 71 146 84 121 101 101 123 84 149 69 176 57 206 48 239 40 272 33 305 28 339 22 372 Z N"/>
        </draw:custom-shape>
      </draw:g>
      <draw:frame presentation:style-name="預設-title" draw:layer="backgroundobjects" svg:width="22.9cm" svg:height="3.652cm" svg:x="1.23cm" svg:y="0.285cm" presentation:class="title" presentation:placeholder="true">
        <draw:text-box/>
      </draw:frame>
      <draw:frame presentation:style-name="預設-outline1" draw:layer="backgroundobjects" svg:width="22.86cm" svg:height="12.379cm" svg:x="1.27cm" svg:y="4.445cm" presentation:class="outline" presentation:placeholder="true">
        <draw:text-box/>
      </draw:frame>
      <draw:frame presentation:style-name="Mpr1" draw:text-style-name="MP5" draw:layer="backgroundobjects" svg:width="5.927cm" svg:height="1.271cm" svg:x="1.269cm" svg:y="17.343cm" presentation:class="date-time">
        <draw:text-box>
          <text:p text:style-name="MP4"><text:span text:style-name="MT2"><presentation:date-time/></text:span></text:p>
        </draw:text-box>
      </draw:frame>
      <draw:frame presentation:style-name="Mpr2" draw:text-style-name="MP7" draw:layer="backgroundobjects" svg:width="8.044cm" svg:height="1.271cm" svg:x="8.678cm" svg:y="17.357cm" presentation:class="footer">
        <draw:text-box>
          <text:p text:style-name="MP6"><text:span text:style-name="MT2"><presentation:footer/></text:span></text:p>
        </draw:text-box>
      </draw:frame>
      <draw:frame presentation:style-name="Mpr3" draw:text-style-name="MP9" draw:layer="backgroundobjects" svg:width="5.927cm" svg:height="1.271cm" svg:x="18.202cm" svg:y="17.343cm" presentation:class="page-number">
        <draw:text-box>
          <text:p text:style-name="MP8"><text:span text:style-name="MT2"><text:page-number>&lt;number&gt;</text:page-number></text:span></text:p>
        </draw:text-box>
      </draw:frame>
      <presentation:notes style:page-layout-name="PM0">
        <draw:rect draw:style-name="Mgr10" draw:text-style-name="MP10" draw:layer="backgroundobjects" svg:width="19.05cm" svg:height="25.4cm" svg:x="0cm" svg:y="0cm">
          <text:p/>
        </draw:rect>
        <draw:frame presentation:style-name="Mpr4" draw:text-style-name="MP12" draw:layer="backgroundobjects" svg:width="8.255cm" svg:height="1.271cm" svg:x="-0.001cm" svg:y="0cm" presentation:class="header">
          <draw:text-box>
            <text:p text:style-name="MP11"><text:span text:style-name="MT3"><presentation:header/></text:span></text:p>
          </draw:text-box>
        </draw:frame>
        <draw:frame presentation:style-name="Mpr4" draw:text-style-name="MP14" draw:layer="backgroundobjects" svg:width="8.255cm" svg:height="1.271cm" svg:x="10.79cm" svg:y="0cm" presentation:class="date-time">
          <draw:text-box>
            <text:p text:style-name="MP13"><text:span text:style-name="MT3"><presentation:date-time/></text:span></text:p>
          </draw:text-box>
        </draw:frame>
        <draw:page-thumbnail presentation:style-name="預設-title" draw:layer="backgroundobjects" svg:width="12.7cm" svg:height="9.526cm" svg:x="3.175cm" svg:y="1.904cm" presentation:class="page"/>
        <draw:frame presentation:style-name="預設-notes" draw:layer="backgroundobjects" svg:width="15.24cm" svg:height="11.431cm" svg:x="1.905cm" svg:y="12.065cm" presentation:class="notes" presentation:placeholder="true">
          <draw:text-box/>
        </draw:frame>
        <draw:frame presentation:style-name="Mpr5" draw:text-style-name="MP12" draw:layer="backgroundobjects" svg:width="8.255cm" svg:height="1.271cm" svg:x="-0.001cm" svg:y="24.125cm" presentation:class="footer">
          <draw:text-box>
            <text:p text:style-name="MP11"><text:span text:style-name="MT3"><presentation:footer/></text:span></text:p>
          </draw:text-box>
        </draw:frame>
        <draw:frame presentation:style-name="Mpr5" draw:text-style-name="MP14" draw:layer="backgroundobjects" svg:width="8.255cm" svg:height="1.271cm" svg:x="10.79cm" svg:y="24.125cm" presentation:class="page-number">
          <draw:text-box>
            <text:p text:style-name="MP13"><text:span text:style-name="MT3"><text:page-number>&lt;number&gt;</text:page-number></text:span></text:p>
          </draw:text-box>
        </draw:frame>
      </presentation:notes>
    </style:master-page>
    <style:master-page style:name="template" style:page-layout-name="PM1" draw:style-name="Mdp1">
      <draw:g>
        <draw:g>
          <draw:custom-shape draw:style-name="Mgr6" draw:text-style-name="MP3" draw:layer="backgroundobjects" svg:width="5.878cm" svg:height="6.549cm" draw:transform="rotate (-2.80125344945156) translate (25.088cm 6.33cm)">
            <text:p/>
            <draw:enhanced-geometry svg:viewBox="0 0 596 666" draw:mirror-vertical="true" draw:type="non-primitive" draw:enhanced-path="M 22 372 L 16 370 10 360 6 341 1 318 0 289 0 257 4 222 13 187 25 151 45 116 69 84 101 55 142 31 190 13 247 2 314 0 380 9 436 33 484 68 524 113 554 165 577 222 591 284 596 347 595 409 585 469 566 525 540 574 507 615 465 645 417 663 360 666 389 659 417 642 441 617 463 583 482 544 497 501 509 454 517 404 520 355 519 305 514 258 502 213 485 174 462 139 433 112 397 93 341 75 290 65 246 61 207 63 174 71 146 84 121 101 101 123 84 149 69 176 57 206 48 239 40 272 33 305 28 339 22 372 Z N"/>
          </draw:custom-shape>
          <draw:custom-shape draw:style-name="Mgr6" draw:text-style-name="MP3" draw:layer="backgroundobjects" svg:width="2.52cm" svg:height="2.343cm" draw:transform="rotate (-2.80125344945156) translate (23.455cm 7.301cm)">
            <text:p/>
            <draw:enhanced-geometry svg:viewBox="0 0 257 237" draw:mirror-vertical="true" draw:type="non-primitive" draw:enhanced-path="M 0 0 L 0 25 3 50 6 75 11 98 18 119 27 141 38 161 51 178 67 194 86 208 106 219 131 228 158 234 188 237 220 236 257 232 224 227 195 220 170 212 148 204 128 193 112 182 97 169 84 155 72 141 61 125 52 107 43 88 33 69 23 47 12 24 0 0 Z N"/>
          </draw:custom-shape>
          <draw:custom-shape draw:style-name="Mgr6" draw:text-style-name="MP3" draw:layer="backgroundobjects" svg:width="1.221cm" svg:height="1.098cm" draw:transform="rotate (-2.80125344945156) translate (20.333cm 8.047cm)">
            <text:p/>
            <draw:enhanced-geometry svg:viewBox="0 0 124 110" draw:mirror-vertical="true" draw:type="non-primitive" draw:enhanced-path="M 77 0 L 124 108 120 107 107 105 89 101 68 99 45 97 25 98 9 102 0 110 4 98 8 89 16 82 25 76 36 72 47 71 59 71 72 74 73 71 70 56 67 38 65 30 63 30 61 29 59 26 57 23 57 19 59 14 66 8 77 0 Z N"/>
          </draw:custom-shape>
          <draw:custom-shape draw:style-name="Mgr6" draw:text-style-name="MP3" draw:layer="backgroundobjects" svg:width="1.081cm" svg:height="1.53cm" draw:transform="rotate (-2.80125344945156) translate (21.451cm 3.163cm)">
            <text:p/>
            <draw:enhanced-geometry svg:viewBox="0 0 109 156" draw:mirror-vertical="true" draw:type="non-primitive" draw:enhanced-path="M 0 0 L 5 1 18 5 37 12 58 24 78 44 96 71 107 108 109 156 105 156 99 156 93 156 87 154 81 153 74 150 66 145 58 139 53 126 53 111 56 96 59 80 56 62 48 43 31 23 0 0 Z N"/>
          </draw:custom-shape>
          <draw:custom-shape draw:style-name="Mgr6" draw:text-style-name="MP3" draw:layer="backgroundobjects" svg:width="0.455cm" svg:height="0.922cm" draw:transform="rotate (-2.80125344945156) translate (20.472cm 8.148cm)">
            <text:p/>
            <draw:enhanced-geometry svg:viewBox="0 0 46 94" draw:mirror-vertical="true" draw:type="non-primitive" draw:enhanced-path="M 31 0 L 20 38 15 62 11 79 0 94 12 88 23 80 32 69 40 57 45 44 46 30 42 15 31 0 Z N"/>
          </draw:custom-shape>
          <draw:custom-shape draw:style-name="Mgr6" draw:text-style-name="MP3" draw:layer="backgroundobjects" svg:width="0.529cm" svg:height="0.4cm" draw:transform="rotate (-2.80125344945156) translate (20.417cm 3.746cm)">
            <text:p/>
            <draw:enhanced-geometry svg:viewBox="0 0 54 40" draw:mirror-vertical="true" draw:type="non-primitive" draw:enhanced-path="M 0 0 L 1 1 6 3 13 8 21 12 29 15 38 17 46 18 54 16 53 25 50 33 44 38 37 40 28 39 19 32 10 20 0 0 Z N"/>
          </draw:custom-shape>
          <draw:custom-shape draw:style-name="Mgr6" draw:text-style-name="MP3" draw:layer="backgroundobjects" svg:width="1.456cm" svg:height="9.08cm" draw:transform="rotate (-2.80125344945156) translate (19.423cm 16.698cm)">
            <text:p/>
            <draw:enhanced-geometry svg:viewBox="0 0 149 704" draw:mirror-vertical="true" draw:type="non-primitive" draw:enhanced-path="M 0 0 L 6 6 16 14 28 24 41 37 58 53 73 70 88 90 100 113 112 137 120 165 124 196 126 228 120 264 109 302 92 342 67 386 39 436 21 482 10 525 6 566 6 605 8 641 12 673 14 704 41 688 39 680 36 657 33 622 35 575 41 519 58 455 86 386 129 313 143 279 149 235 144 184 131 134 109 85 81 44 44 14 0 0 Z N"/>
          </draw:custom-shape>
        </draw:g>
        <draw:custom-shape draw:style-name="Mgr8" draw:text-style-name="MP3" draw:layer="backgroundobjects" svg:width="1.424cm" svg:height="2.872cm" draw:transform="rotate (0.108734012399226) translate (-0.078cm 8.716cm)">
          <text:p/>
          <draw:enhanced-geometry svg:viewBox="0 0 128 217" draw:mirror-horizontal="true" draw:type="non-primitive" draw:enhanced-path="M 94 0 L 105 9 115 27 123 50 128 78 127 111 116 145 94 181 60 217 49 213 38 210 26 205 16 201 8 196 2 190 0 183 1 178 13 171 29 161 46 150 63 134 79 112 91 83 97 46 94 0 Z N"/>
        </draw:custom-shape>
        <draw:custom-shape draw:style-name="Mgr8" draw:text-style-name="MP3" draw:layer="backgroundobjects" svg:width="5.552cm" svg:height="6.756cm" svg:x="0.741cm" svg:y="5.556cm">
          <text:p/>
          <draw:enhanced-geometry svg:viewBox="0 0 1259 1532" draw:type="non-primitive" draw:enhanced-path="M 891 1532 L 954 1452 1032 1338 1115 1188 1194 1023 1244 841 1259 647 1230 463 1140 294 1043 190 961 109 894 65 786 18 642 0 440 23 366 44 292 58 229 79 178 103 127 127 82 158 41 197 0 243 76 215 144 194 212 179 280 164 336 149 397 149 458 141 511 146 565 152 618 166 669 186 715 205 760 239 811 267 855 307 899 348 971 464 1016 606 1027 774 1022 939 1002 1117 966 1279 933 1421 891 1532 Z N"/>
        </draw:custom-shape>
        <draw:custom-shape draw:style-name="Mgr8" draw:text-style-name="MP3" draw:layer="backgroundobjects" svg:width="3.532cm" svg:height="2.024cm" svg:x="0cm" svg:y="11.509cm">
          <text:p/>
          <draw:enhanced-geometry svg:viewBox="0 0 801 459" draw:type="non-primitive" draw:enhanced-path="M 0 0 L 37 69 68 132 110 188 149 229 192 278 250 314 308 336 365 365 430 381 501 390 573 392 646 381 726 362 801 335 731 377 662 404 594 432 532 445 471 459 411 458 350 458 291 450 244 436 192 415 145 394 100 373 60 347 0 294 0 0 Z N"/>
        </draw:custom-shape>
        <draw:custom-shape draw:style-name="Mgr8" draw:text-style-name="MP3" draw:layer="backgroundobjects" svg:width="1.561cm" svg:height="2.046cm" draw:transform="rotate (0.108734012399226) translate (3.854cm 12.681cm)">
          <text:p/>
          <draw:enhanced-geometry svg:viewBox="0 0 117 132" draw:mirror-horizontal="true" draw:type="non-primitive" draw:enhanced-path="M 75 0 L 0 25 3 26 14 29 29 36 46 47 66 62 84 80 102 103 116 132 117 120 115 107 108 90 99 74 89 58 78 45 67 36 58 32 69 29 79 28 89 26 98 25 105 24 109 22 113 21 114 21 75 0 Z N"/>
        </draw:custom-shape>
        <draw:custom-shape draw:style-name="Mgr8" draw:text-style-name="MP3" draw:layer="backgroundobjects" svg:width="0.384cm" svg:height="1.208cm" draw:transform="rotate (0.108734012399226) translate (3.439cm 13.161cm)">
          <text:p/>
          <draw:enhanced-geometry svg:viewBox="0 0 29 77" draw:mirror-horizontal="true" draw:type="non-primitive" draw:enhanced-path="M 29 0 L 23 0 16 4 9 9 4 19 1 30 0 44 3 60 11 77 15 53 19 37 23 22 29 0 Z N"/>
        </draw:custom-shape>
        <draw:custom-shape draw:style-name="Mgr8" draw:text-style-name="MP3" draw:layer="backgroundobjects" svg:width="4.886cm" svg:height="4.617cm" svg:x="5.248cm" svg:y="14.433cm">
          <text:p/>
          <draw:enhanced-geometry svg:viewBox="0 0 1108 1047" draw:type="non-primitive" draw:enhanced-path="M 784 1047 L 692 1011 607 945 517 861 432 776 350 677 266 563 188 447 122 325 65 211 21 101 0 0 109 217 209 378 294 500 373 590 441 661 506 713 564 754 620 801 754 899 925 977 1108 1047 784 1047 Z N"/>
        </draw:custom-shape>
        <draw:g>
          <draw:custom-shape draw:style-name="Mgr4" draw:text-style-name="MP3" draw:layer="backgroundobjects" svg:width="0.729cm" svg:height="1.146cm" draw:transform="rotate (-0.936543676621168) translate (13.404cm 2.895cm)">
            <text:p/>
            <draw:enhanced-geometry svg:viewBox="0 0 83 117" draw:type="non-primitive" draw:enhanced-path="M 83 28 L 27 0 0 117 83 28 Z N"/>
          </draw:custom-shape>
          <draw:custom-shape draw:style-name="Mgr4" draw:text-style-name="MP3" draw:layer="backgroundobjects" svg:width="1.248cm" svg:height="0.952cm" draw:transform="rotate (-0.936543676621168) translate (13.591cm 4.066cm)">
            <text:p/>
            <draw:enhanced-geometry svg:viewBox="0 0 140 98" draw:type="non-primitive" draw:enhanced-path="M 0 98 L 118 0 140 49 0 98 Z N"/>
          </draw:custom-shape>
          <draw:custom-shape draw:style-name="Mgr4" draw:text-style-name="MP3" draw:layer="backgroundobjects" svg:width="1.305cm" svg:height="0.485cm" draw:transform="rotate (-0.936543676621168) translate (11.812cm 5.063cm)">
            <text:p/>
            <draw:enhanced-geometry svg:viewBox="0 0 145 49" draw:type="non-primitive" draw:enhanced-path="M 0 7 L 145 0 131 49 0 7 Z N"/>
          </draw:custom-shape>
        </draw:g>
        <draw:g>
          <draw:custom-shape draw:style-name="Mgr4" draw:text-style-name="MP3" draw:layer="backgroundobjects" svg:width="0.695cm" svg:height="0.717cm" draw:transform="rotate (1.94656571474891) translate (16.334cm 3.297cm)">
            <text:p/>
            <draw:enhanced-geometry svg:viewBox="0 0 83 117" draw:type="non-primitive" draw:enhanced-path="M 83 28 L 27 0 0 117 83 28 Z N"/>
          </draw:custom-shape>
          <draw:custom-shape draw:style-name="Mgr4" draw:text-style-name="MP3" draw:layer="backgroundobjects" svg:width="1.189cm" svg:height="0.596cm" draw:transform="rotate (1.94656571474891) translate (16.282cm 2.238cm)">
            <text:p/>
            <draw:enhanced-geometry svg:viewBox="0 0 140 98" draw:type="non-primitive" draw:enhanced-path="M 0 98 L 118 0 140 49 0 98 Z N"/>
          </draw:custom-shape>
          <draw:custom-shape draw:style-name="Mgr4" draw:text-style-name="MP3" draw:layer="backgroundobjects" svg:width="1.243cm" svg:height="0.303cm" draw:transform="rotate (1.94656571474891) translate (17.548cm 1.995cm)">
            <text:p/>
            <draw:enhanced-geometry svg:viewBox="0 0 145 49" draw:type="non-primitive" draw:enhanced-path="M 0 7 L 145 0 131 49 0 7 Z N"/>
          </draw:custom-shape>
        </draw:g>
        <draw:g>
          <draw:custom-shape draw:style-name="Mgr4" draw:text-style-name="MP3" draw:layer="backgroundobjects" svg:width="0.699cm" svg:height="0.83cm" draw:transform="rotate (-2.47976380123426) translate (5.601cm 15.945cm)">
            <text:p/>
            <draw:enhanced-geometry svg:viewBox="0 0 83 117" draw:type="non-primitive" draw:enhanced-path="M 83 28 L 27 0 0 117 83 28 Z N"/>
          </draw:custom-shape>
          <draw:custom-shape draw:style-name="Mgr4" draw:text-style-name="MP3" draw:layer="backgroundobjects" svg:width="1.196cm" svg:height="0.69cm" draw:transform="rotate (-2.47976380123426) translate (4.564cm 16.256cm)">
            <text:p/>
            <draw:enhanced-geometry svg:viewBox="0 0 140 98" draw:type="non-primitive" draw:enhanced-path="M 0 98 L 118 0 140 49 0 98 Z N"/>
          </draw:custom-shape>
          <draw:custom-shape draw:style-name="Mgr4" draw:text-style-name="MP3" draw:layer="backgroundobjects" svg:width="1.25cm" svg:height="0.351cm" draw:transform="rotate (-2.47976380123426) translate (3.852cm 14.951cm)">
            <text:p/>
            <draw:enhanced-geometry svg:viewBox="0 0 145 49" draw:type="non-primitive" draw:enhanced-path="M 0 7 L 145 0 131 49 0 7 Z N"/>
          </draw:custom-shape>
        </draw:g>
        <draw:g>
          <draw:custom-shape draw:style-name="Mgr4" draw:text-style-name="MP3" draw:layer="backgroundobjects" svg:width="1.021cm" svg:height="1.428cm" draw:transform="rotate (1.19467787298989) translate (3.94cm 3.923cm)">
            <text:p/>
            <draw:enhanced-geometry svg:viewBox="0 0 83 117" draw:mirror-horizontal="true" draw:type="non-primitive" draw:enhanced-path="M 83 28 L 27 0 0 117 83 28 Z N"/>
          </draw:custom-shape>
          <draw:custom-shape draw:style-name="Mgr4" draw:text-style-name="MP3" draw:layer="backgroundobjects" svg:width="1.748cm" svg:height="1.187cm" draw:transform="rotate (1.19467787298989) translate (2.745cm 2.798cm)">
            <text:p/>
            <draw:enhanced-geometry svg:viewBox="0 0 140 98" draw:mirror-horizontal="true" draw:type="non-primitive" draw:enhanced-path="M 0 98 L 118 0 140 49 0 98 Z N"/>
          </draw:custom-shape>
          <draw:custom-shape draw:style-name="Mgr4" draw:text-style-name="MP3" draw:layer="backgroundobjects" svg:width="1.827cm" svg:height="0.604cm" draw:transform="rotate (1.19467787298989) translate (1.023cm 4.052cm)">
            <text:p/>
            <draw:enhanced-geometry svg:viewBox="0 0 145 49" draw:mirror-horizontal="true" draw:type="non-primitive" draw:enhanced-path="M 0 7 L 145 0 131 49 0 7 Z N"/>
          </draw:custom-shape>
        </draw:g>
        <draw:g>
          <draw:custom-shape draw:style-name="Mgr4" draw:text-style-name="MP3" draw:layer="backgroundobjects" svg:width="0.989cm" svg:height="1.472cm" draw:transform="rotate (2.91347812035358) translate (21.49cm 14.739cm)">
            <text:p/>
            <draw:enhanced-geometry svg:viewBox="0 0 83 117" draw:mirror-horizontal="true" draw:type="non-primitive" draw:enhanced-path="M 83 28 L 27 0 0 117 83 28 Z N"/>
          </draw:custom-shape>
          <draw:custom-shape draw:style-name="Mgr4" draw:text-style-name="MP3" draw:layer="backgroundobjects" svg:width="1.692cm" svg:height="1.226cm" draw:transform="rotate (2.91347812035358) translate (23.465cm 13.736cm)">
            <text:p/>
            <draw:enhanced-geometry svg:viewBox="0 0 140 98" draw:mirror-horizontal="true" draw:type="non-primitive" draw:enhanced-path="M 0 98 L 118 0 140 49 0 98 Z N"/>
          </draw:custom-shape>
          <draw:custom-shape draw:style-name="Mgr4" draw:text-style-name="MP3" draw:layer="backgroundobjects" svg:width="1.769cm" svg:height="0.624cm" draw:transform="rotate (2.91347812035358) translate (22.775cm 11.275cm)">
            <text:p/>
            <draw:enhanced-geometry svg:viewBox="0 0 145 49" draw:mirror-horizontal="true" draw:type="non-primitive" draw:enhanced-path="M 0 7 L 145 0 131 49 0 7 Z N"/>
          </draw:custom-shape>
        </draw:g>
        <draw:custom-shape draw:style-name="Mgr9" draw:text-style-name="MP3" draw:layer="backgroundobjects" svg:width="3.801cm" svg:height="3.907cm" svg:x="5.367cm" svg:y="0.009cm">
          <text:p/>
          <draw:enhanced-geometry svg:viewBox="0 0 862 886" draw:type="non-primitive" draw:enhanced-path="M 0 0 L 6 107 37 262 83 410 149 546 237 666 338 764 450 838 579 879 714 886 862 851 784 856 700 835 621 794 542 728 466 649 397 557 334 454 279 339 238 225 205 105 184 3 N"/>
        </draw:custom-shape>
        <draw:custom-shape draw:style-name="Mgr9" draw:text-style-name="MP3" draw:layer="backgroundobjects" svg:width="3.003cm" svg:height="2.615cm" draw:transform="rotate (2.86024557816777) translate (12.096cm 3.429cm)">
          <text:p/>
          <draw:enhanced-geometry svg:viewBox="0 0 257 237" draw:mirror-vertical="true" draw:type="non-primitive" draw:enhanced-path="M 0 0 L 0 25 3 50 6 75 11 98 18 119 27 141 38 161 51 178 67 194 86 208 106 219 131 228 158 234 188 237 220 236 257 232 224 227 195 220 170 212 148 204 128 193 112 182 97 169 84 155 72 141 61 125 52 107 43 88 33 69 23 47 12 24 0 0 Z N"/>
        </draw:custom-shape>
        <draw:custom-shape draw:style-name="Mgr9" draw:text-style-name="MP3" draw:layer="backgroundobjects" svg:width="1.455cm" svg:height="1.225cm" draw:transform="rotate (2.86024557816777) translate (10.061cm 5.166cm)">
          <text:p/>
          <draw:enhanced-geometry svg:viewBox="0 0 124 110" draw:mirror-vertical="true" draw:type="non-primitive" draw:enhanced-path="M 77 0 L 124 108 120 107 107 105 89 101 68 99 45 97 25 98 9 102 0 110 4 98 8 89 16 82 25 76 36 72 47 71 59 71 72 74 73 71 70 56 67 38 65 30 63 30 61 29 59 26 57 23 57 19 59 14 66 8 77 0 Z N"/>
        </draw:custom-shape>
        <draw:custom-shape draw:style-name="Mgr9" draw:text-style-name="MP3" draw:layer="backgroundobjects" svg:width="0.543cm" svg:height="1.028cm" draw:transform="rotate (2.86024557816777) translate (10.196cm 4.646cm)">
          <text:p/>
          <draw:enhanced-geometry svg:viewBox="0 0 46 94" draw:mirror-vertical="true" draw:type="non-primitive" draw:enhanced-path="M 31 0 L 20 38 15 62 11 79 0 94 12 88 23 80 32 69 40 57 45 44 46 30 42 15 31 0 Z N"/>
        </draw:custom-shape>
        <draw:custom-shape draw:style-name="Mgr9" draw:text-style-name="MP3" draw:layer="backgroundobjects" svg:width="0.547cm" svg:height="0.534cm" svg:x="7.069cm" svg:y="0cm">
          <text:p/>
          <draw:enhanced-geometry svg:viewBox="0 0 124 121" draw:type="non-primitive" draw:enhanced-path="M 124 0 L 113 9 99 25 81 41 63 54 41 66 22 74 0 75 10 96 23 113 41 121 60 121 83 111 101 88 116 53 124 0 Z N"/>
        </draw:custom-shape>
        <draw:custom-shape draw:style-name="Mgr9" draw:text-style-name="MP3" draw:layer="backgroundobjects" svg:width="1.733cm" svg:height="10.143cm" draw:transform="rotate (2.86024557816777) translate (9.872cm 15.642cm)">
          <text:p/>
          <draw:enhanced-geometry svg:viewBox="0 0 149 704" draw:mirror-vertical="true" draw:type="non-primitive" draw:enhanced-path="M 0 0 L 6 6 16 14 28 24 41 37 58 53 73 70 88 90 100 113 112 137 120 165 124 196 126 228 120 264 109 302 92 342 67 386 39 436 21 482 10 525 6 566 6 605 8 641 12 673 14 704 41 688 39 680 36 657 33 622 35 575 41 519 58 455 86 386 129 313 143 279 149 235 144 184 131 134 109 85 81 44 44 14 0 0 Z N"/>
        </draw:custom-shape>
        <draw:custom-shape draw:style-name="Mgr11" draw:text-style-name="MP3" draw:layer="backgroundobjects" svg:width="0.159cm" svg:height="0.582cm" svg:x="0cm" svg:y="8.149cm">
          <text:p/>
          <draw:enhanced-geometry svg:viewBox="0 0 36 132" draw:type="non-primitive" draw:enhanced-path="M 0 0 L 36 12 0 132 0 0 Z N"/>
        </draw:custom-shape>
      </draw:g>
      <draw:frame presentation:style-name="Mpr6" draw:text-style-name="MP5" draw:layer="backgroundobjects" svg:width="5.927cm" svg:height="1.271cm" svg:x="1.269cm" svg:y="17.357cm" presentation:class="date-time">
        <draw:text-box>
          <text:p text:style-name="MP4"><text:span text:style-name="MT2"><presentation:date-time/></text:span></text:p>
        </draw:text-box>
      </draw:frame>
      <draw:frame presentation:style-name="Mpr7" draw:text-style-name="MP7" draw:layer="backgroundobjects" svg:width="8.044cm" svg:height="1.271cm" svg:x="8.678cm" svg:y="17.357cm" presentation:class="footer">
        <draw:text-box>
          <text:p text:style-name="MP6"><text:span text:style-name="MT2"><presentation:footer/></text:span></text:p>
        </draw:text-box>
      </draw:frame>
      <draw:frame presentation:style-name="Mpr8" draw:text-style-name="MP9" draw:layer="backgroundobjects" svg:width="5.927cm" svg:height="1.271cm" svg:x="18.202cm" svg:y="17.343cm" presentation:class="page-number">
        <draw:text-box>
          <text:p text:style-name="MP8"><text:span text:style-name="MT2"><text:page-number>&lt;number&gt;</text:page-number></text:span></text:p>
        </draw:text-box>
      </draw:frame>
      <draw:frame presentation:style-name="template-title" draw:layer="backgroundobjects" svg:width="17.202cm" svg:height="9.949cm" svg:x="6.822cm" svg:y="1.657cm" presentation:class="title" presentation:placeholder="true">
        <draw:text-box/>
      </draw:frame>
      <draw:frame presentation:style-name="template-outline1" draw:layer="backgroundobjects" svg:width="22.859cm" svg:height="12.572cm" svg:x="1.27cm" svg:y="4.457cm" presentation:class="outline" presentation:placeholder="true">
        <draw:text-box/>
      </draw:frame>
      <presentation:notes style:page-layout-name="PM0">
        <draw:rect draw:style-name="Mgr10" draw:text-style-name="MP10" draw:layer="backgroundobjects" svg:width="19.05cm" svg:height="25.4cm" svg:x="0cm" svg:y="0cm">
          <text:p/>
        </draw:rect>
        <draw:frame presentation:style-name="Mpr9" draw:text-style-name="MP12" draw:layer="backgroundobjects" svg:width="8.255cm" svg:height="1.271cm" svg:x="-0.001cm" svg:y="0cm" presentation:class="header">
          <draw:text-box>
            <text:p text:style-name="MP11"><text:span text:style-name="MT3"><presentation:header/></text:span></text:p>
          </draw:text-box>
        </draw:frame>
        <draw:frame presentation:style-name="Mpr9" draw:text-style-name="MP14" draw:layer="backgroundobjects" svg:width="8.255cm" svg:height="1.271cm" svg:x="10.79cm" svg:y="0cm" presentation:class="date-time">
          <draw:text-box>
            <text:p text:style-name="MP13"><text:span text:style-name="MT3"><presentation:date-time/></text:span></text:p>
          </draw:text-box>
        </draw:frame>
        <draw:page-thumbnail presentation:style-name="template-title" draw:layer="backgroundobjects" svg:width="12.7cm" svg:height="9.526cm" svg:x="3.175cm" svg:y="1.904cm" presentation:class="page"/>
        <draw:frame presentation:style-name="template-notes" draw:layer="backgroundobjects" svg:width="15.24cm" svg:height="11.431cm" svg:x="1.905cm" svg:y="12.065cm" presentation:class="notes" presentation:placeholder="true">
          <draw:text-box/>
        </draw:frame>
        <draw:frame presentation:style-name="Mpr10" draw:text-style-name="MP12" draw:layer="backgroundobjects" svg:width="8.255cm" svg:height="1.271cm" svg:x="-0.001cm" svg:y="24.125cm" presentation:class="footer">
          <draw:text-box>
            <text:p text:style-name="MP11"><text:span text:style-name="MT3"><presentation:footer/></text:span></text:p>
          </draw:text-box>
        </draw:frame>
        <draw:frame presentation:style-name="Mpr10" draw:text-style-name="MP14" draw:layer="backgroundobjects" svg:width="8.255cm" svg:height="1.271cm" svg:x="10.79cm" svg:y="24.125cm" presentation:class="page-number">
          <draw:text-box>
            <text:p text:style-name="MP13"><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投影片 1</dc:title>
    <meta:creation-date>2010-07-06T02:09:43</meta:creation-date>
    <meta:editing-cycles>12</meta:editing-cycles>
    <meta:editing-duration>PT07H06M17S</meta:editing-duration>
    <meta:generator>OpenOffice.org/3.2$Unix OpenOffice.org_project/320m18$Build-9502</meta:generator>
    <meta:initial-creator>依瑪貓 </meta:initial-creator>
    <dc:date>2010-08-12T12:56:01</dc:date>
    <dc:creator>依瑪貓 </dc:creator>
    <meta:document-statistic meta:object-count="220"/>
  </office:meta>
</office:document-meta>
</file>

<file path=META-INF/documentsignatures.xml><?xml version="1.0" encoding="utf-8"?>
<document-signatures xmlns="urn:oasis:names:tc:opendocument:xmlns:digitalsignature:1.0">
  <Signature xmlns="http://www.w3.org/2000/09/xmldsig#" Id="ID_000f0077004b002700960090004400ab008700b0003c000e00ae003a002300a8">
    <SignedInfo>
      <CanonicalizationMethod Algorithm="http://www.w3.org/TR/2001/REC-xml-c14n-20010315"/>
      <SignatureMethod Algorithm="http://www.w3.org/2000/09/xmldsig#rsa-sha1"/>
      <Reference URI="Pictures/100000000000025800000190F6800374.jpg">
        <DigestMethod Algorithm="http://www.w3.org/2000/09/xmldsig#sha1"/>
        <DigestValue>RIO+rLlN+/22M6k4FlIbsELdU/E=</DigestValue>
      </Reference>
      <Reference URI="Pictures/10000000000001F4000001462B3C0A3A.jpg">
        <DigestMethod Algorithm="http://www.w3.org/2000/09/xmldsig#sha1"/>
        <DigestValue>n49SPZIA3OmJAnBe9QXZiOJzhwE=</DigestValue>
      </Reference>
      <Reference URI="Pictures/10000000000001F4000001F4057F7EB6.jpg">
        <DigestMethod Algorithm="http://www.w3.org/2000/09/xmldsig#sha1"/>
        <DigestValue>cY6DlQqHmbEy7Frtrzf/DR7mWX0=</DigestValue>
      </Reference>
      <Reference URI="Pictures/100000000000014D000001F42C145356.jpg">
        <DigestMethod Algorithm="http://www.w3.org/2000/09/xmldsig#sha1"/>
        <DigestValue>cIO4ycHoNTst/+3gDk5dsunITFg=</DigestValue>
      </Reference>
      <Reference URI="Pictures/100000000000025800000192B0DE76F2.jpg">
        <DigestMethod Algorithm="http://www.w3.org/2000/09/xmldsig#sha1"/>
        <DigestValue>/fOKH9dEH29aBhrtyJQSEGceYoI=</DigestValue>
      </Reference>
      <Reference URI="Pictures/10000000000001F40000014D5C70E3C9.jpg">
        <DigestMethod Algorithm="http://www.w3.org/2000/09/xmldsig#sha1"/>
        <DigestValue>F0OtXl5eAZSKhmtkFLPBFadp9cE=</DigestValue>
      </Reference>
      <Reference URI="Pictures/10000000000001F400000177645C59C7.jpg">
        <DigestMethod Algorithm="http://www.w3.org/2000/09/xmldsig#sha1"/>
        <DigestValue>KrYHydRSUmYJ6uZWwVAeTNLNc4c=</DigestValue>
      </Reference>
      <Reference URI="Pictures/10000000000001F400000114C6A9D523.jpg">
        <DigestMethod Algorithm="http://www.w3.org/2000/09/xmldsig#sha1"/>
        <DigestValue>rgO8yOqlBvDDDTC0E1fxJR/0sm0=</DigestValue>
      </Reference>
      <Reference URI="Pictures/100000000000025800000190DF04246A.jpg">
        <DigestMethod Algorithm="http://www.w3.org/2000/09/xmldsig#sha1"/>
        <DigestValue>EAuxzYJcWYGVuTF/PoLCB4jHQBs=</DigestValue>
      </Reference>
      <Reference URI="Pictures/10000201000000580000001F516347EA.png">
        <DigestMethod Algorithm="http://www.w3.org/2000/09/xmldsig#sha1"/>
        <DigestValue>2/WdoDYnscGu0wQyokZ8JFuM+/E=</DigestValue>
      </Reference>
      <Reference URI="Pictures/10000000000002580000033541DB86CE.jpg">
        <DigestMethod Algorithm="http://www.w3.org/2000/09/xmldsig#sha1"/>
        <DigestValue>jCvxmavde9Wx+BayWZuKBfBZ84A=</DigestValue>
      </Reference>
      <Reference URI="Pictures/10000000000001F40000014DBF86C789.jpg">
        <DigestMethod Algorithm="http://www.w3.org/2000/09/xmldsig#sha1"/>
        <DigestValue>bvigELLFvkWI1Q+jBeokdtyF/Qw=</DigestValue>
      </Reference>
      <Reference URI="Pictures/10000000000001DD000001F4BA671DBF.jpg">
        <DigestMethod Algorithm="http://www.w3.org/2000/09/xmldsig#sha1"/>
        <DigestValue>jd0Q6peu4ZuINI6UOiUTLlAXwyE=</DigestValue>
      </Reference>
      <Reference URI="Pictures/10000000000001F40000016201C07483.jpg">
        <DigestMethod Algorithm="http://www.w3.org/2000/09/xmldsig#sha1"/>
        <DigestValue>N2G/pSXqgNYFoKiMT8NY1fi+QeQ=</DigestValue>
      </Reference>
      <Reference URI="Pictures/10000000000001F40000012D6A391C66.jpg">
        <DigestMethod Algorithm="http://www.w3.org/2000/09/xmldsig#sha1"/>
        <DigestValue>URFhPWwmxNn2msa8NJjn+EQYrLc=</DigestValue>
      </Reference>
      <Reference URI="Pictures/10000000000001F40000017706E3FA04.jpg">
        <DigestMethod Algorithm="http://www.w3.org/2000/09/xmldsig#sha1"/>
        <DigestValue>/1n/M+rlDgw0jSqU81SXdStipDQ=</DigestValue>
      </Reference>
      <Reference URI="META-INF/manifest.xml">
        <Transforms>
          <Transform Algorithm="http://www.w3.org/TR/2001/REC-xml-c14n-20010315"/>
        </Transforms>
        <DigestMethod Algorithm="http://www.w3.org/2000/09/xmldsig#sha1"/>
        <DigestValue>iL6JUCtAC8M0LL3ppnmP0ksyjxQ=</DigestValue>
      </Reference>
      <Reference URI="mimetype">
        <DigestMethod Algorithm="http://www.w3.org/2000/09/xmldsig#sha1"/>
        <DigestValue>1U91NCtijMMJ3/quAtnSsnAIRv8=</DigestValue>
      </Reference>
      <Reference URI="content.xml">
        <Transforms>
          <Transform Algorithm="http://www.w3.org/TR/2001/REC-xml-c14n-20010315"/>
        </Transforms>
        <DigestMethod Algorithm="http://www.w3.org/2000/09/xmldsig#sha1"/>
        <DigestValue>zmAzZwXbApvT+6ZMxXjSBnc7G2g=</DigestValue>
      </Reference>
      <Reference URI="styles.xml">
        <Transforms>
          <Transform Algorithm="http://www.w3.org/TR/2001/REC-xml-c14n-20010315"/>
        </Transforms>
        <DigestMethod Algorithm="http://www.w3.org/2000/09/xmldsig#sha1"/>
        <DigestValue>57Di6eHUOV9o17HmXrZWIHGXTQk=</DigestValue>
      </Reference>
      <Reference URI="meta.xml">
        <Transforms>
          <Transform Algorithm="http://www.w3.org/TR/2001/REC-xml-c14n-20010315"/>
        </Transforms>
        <DigestMethod Algorithm="http://www.w3.org/2000/09/xmldsig#sha1"/>
        <DigestValue>WRqPjR39TrIcmMyBE+ruCRXK0cY=</DigestValue>
      </Reference>
      <Reference URI="Thumbnails/thumbnail.png">
        <DigestMethod Algorithm="http://www.w3.org/2000/09/xmldsig#sha1"/>
        <DigestValue>B1qhUOQSLSTozexjQ5LJjqLrWxc=</DigestValue>
      </Reference>
      <Reference URI="Configurations2/accelerator/current.xml">
        <DigestMethod Algorithm="http://www.w3.org/2000/09/xmldsig#sha1"/>
        <DigestValue>2jmj7l5rSw0yVb/vlWAYkK/YBwk=</DigestValue>
      </Reference>
      <Reference URI="settings.xml">
        <Transforms>
          <Transform Algorithm="http://www.w3.org/TR/2001/REC-xml-c14n-20010315"/>
        </Transforms>
        <DigestMethod Algorithm="http://www.w3.org/2000/09/xmldsig#sha1"/>
        <DigestValue>AfCjGtrKz3UyVd1+tUItqXZ7mwY=</DigestValue>
      </Reference>
      <Reference URI="#ID_0093002a0089001900af0035004000a200a7001d00a700e0001200b4002e005d">
        <DigestMethod Algorithm="http://www.w3.org/2000/09/xmldsig#sha1"/>
        <DigestValue>5IBqSzjs6QPFvNsREp+qgcvt1Wc=</DigestValue>
      </Reference>
    </SignedInfo>
    <SignatureValue>PEVlUPvDAOvj/kwwd277sqMGH+TSA5yztU2uWOdsyEeBOf2f9n0T3Tqk5qkLzAEe
iSEaWBfA9Dpzz2a68p3PsYR5h9F2sTRG+LzpF7cUbHYMBS64RgDacwx3/G7F5PB2
cRoW3HQEw21mxkp3TBvxxRMipShewGLluVOk9UzG7N1Iw5NOtDkRaM5YXFhai3FF
gTxyLvfsNdygG+OCVRg61WtYj7nEIbNWSwgL7T/yjkK39XPmdXjLPlMbwGtppsVf
ixIDOomhoVvZ5gojb6oLZBOnHSXEZHFqRY9yStqOfi8HPOHyKSSuoyMY4E3IkDAH
TH36BprJ2RTZcwcOr79TxQ==</SignatureValue>
    <KeyInfo>
      <X509Data>
        <X509IssuerSerial>
          <X509IssuerName>E=editors@mail.wov.idv.tw,CN=Woman's Voice CA RSA/2048,OU=Editors,O=Woman's Voice,L=Taipei County,ST=Taiwan,C=TW</X509IssuerName>
          <X509SerialNumber>17</X509SerialNumber>
        </X509IssuerSerial>
        <X509Certificate>MIID3jCCAsagAwIBAgIBETANBgkqhkiG9w0BAQUFADCBrDELMAkGA1UEBhMCVFcx
DzANBgNVBAgTBlRhaXdhbjEWMBQGA1UEBxMNVGFpcGVpIENvdW50eTEWMBQGA1UE
ChMNV29tYW4ncyBWb2ljZTEQMA4GA1UECxMHRWRpdG9yczEiMCAGA1UEAxMZV29t
YW4ncyBWb2ljZSBDQSBSU0EvMjA0ODEmMCQGCSqGSIb3DQEJARYXZWRpdG9yc0Bt
YWlsLndvdi5pZHYudHcwHhcNMDkwODI3MDU1MjAwWhcNMTkwODI1MDU1MjAwWjCB
mzELMAkGA1UEBhMCVFcxDzANBgNVBAgTBlRhaXdhbjEWMBQGA1UEBxMNVGFpcGVp
IENvdW50eTEYMBYGA1UEChMPVGF2ZXJuIElNQUNBVCdzMQ4wDAYDVQQLEwVPd25l
cjEPMA0GA1UEAxMGaW1hY2F0MSgwJgYJKoZIhvcNAQkBFhlpbWFjYXRAbWFpbC5p
bWFjYXQuaWR2LnR3MIIBIjANBgkqhkiG9w0BAQEFAAOCAQ8AMIIBCgKCAQEA0Fwx
yIbdpdMui+EzgY0uo5C15eSXa8gYbwOzn71P8UxWvx1L9WGis8Q3E81NlgbEvKZU
2/MHTRcjDA38uIYIEISAh4MIaQdDx1F35BTsC1G1siUVhwE3ILTvyHMHkcI4orzp
2+Eryi+nk+nzcb30vq8gj/YgpH3efAiVu4GZIkVyThwEhtPdCuN+nn/mKfOMQSos
4Gsyt0JAjVP1hZBex8Di2kefzCd8bahMGW8qJClVIAK+vY5A9gx7A/VhUB3aXTJ8
OunNhB9CzRwHjs3PJDnfNFwWJr9jD5cQqOGxh1f+9SS2M9WMkRRJAWTQttINvTvt
VdbGnGXYI6CFYHnVcwIDAQABoxowGDAJBgNVHRMEAjAAMAsGA1UdDwQEAwIF4DAN
BgkqhkiG9w0BAQUFAAOCAQEAjn1+fWDSYMdunSezOAVOk4Ddb1Z2POt+IJJ1mAys
GpebXFjI05BNXhxWVam9VNXFcJRjhfd0sJ1V1kjkpx2rBWs4UVtr69/6Nf3W60v1
hbWrKbKXkMxBJ43K57MDmkvyAB8gTQZq0c+0Jjq96H6LMw7O/Ps9EIfnkCVG3sgn
j2cV8vm2E4uVPTPkkyBIv98nmWrfbTXbnzb7Dmnf88pxYtCNiv3I/GLps+CN2NO4
dvcWapXMucbXSRZS+R+bI/Ujl5B3dPxYhC3//bAORy8mYzgpZe3XGDSzfyPmok33
0Ln2xsP3djf9sHQSkezDSRq1qJ0dfML2YsZ2T9Kp28NYXA==</X509Certificate>
      </X509Data>
    </KeyInfo>
    <Object>
      <SignatureProperties>
        <SignatureProperty Id="ID_0093002a0089001900af0035004000a200a7001d00a700e0001200b4002e005d" Target="#ID_000f0077004b002700960090004400ab008700b0003c000e00ae003a002300a8">
          <dc:date xmlns:dc="http://purl.org/dc/elements/1.1/">2010-08-12T12:56:05</dc:date>
        </SignatureProperty>
      </SignatureProperties>
    </Object>
  </Signature>
  <Signature xmlns="http://www.w3.org/2000/09/xmldsig#" Id="ID_0094009c0084008400b5007d004500e1009200a300fa001d00c6006800370061">
    <SignedInfo>
      <CanonicalizationMethod Algorithm="http://www.w3.org/TR/2001/REC-xml-c14n-20010315"/>
      <SignatureMethod Algorithm="http://www.w3.org/2000/09/xmldsig#rsa-sha1"/>
      <Reference URI="Pictures/100000000000025800000190F6800374.jpg">
        <DigestMethod Algorithm="http://www.w3.org/2000/09/xmldsig#sha1"/>
        <DigestValue>RIO+rLlN+/22M6k4FlIbsELdU/E=</DigestValue>
      </Reference>
      <Reference URI="Pictures/10000000000001F4000001462B3C0A3A.jpg">
        <DigestMethod Algorithm="http://www.w3.org/2000/09/xmldsig#sha1"/>
        <DigestValue>n49SPZIA3OmJAnBe9QXZiOJzhwE=</DigestValue>
      </Reference>
      <Reference URI="Pictures/10000000000001F4000001F4057F7EB6.jpg">
        <DigestMethod Algorithm="http://www.w3.org/2000/09/xmldsig#sha1"/>
        <DigestValue>cY6DlQqHmbEy7Frtrzf/DR7mWX0=</DigestValue>
      </Reference>
      <Reference URI="Pictures/100000000000014D000001F42C145356.jpg">
        <DigestMethod Algorithm="http://www.w3.org/2000/09/xmldsig#sha1"/>
        <DigestValue>cIO4ycHoNTst/+3gDk5dsunITFg=</DigestValue>
      </Reference>
      <Reference URI="Pictures/100000000000025800000192B0DE76F2.jpg">
        <DigestMethod Algorithm="http://www.w3.org/2000/09/xmldsig#sha1"/>
        <DigestValue>/fOKH9dEH29aBhrtyJQSEGceYoI=</DigestValue>
      </Reference>
      <Reference URI="Pictures/10000000000001F40000014D5C70E3C9.jpg">
        <DigestMethod Algorithm="http://www.w3.org/2000/09/xmldsig#sha1"/>
        <DigestValue>F0OtXl5eAZSKhmtkFLPBFadp9cE=</DigestValue>
      </Reference>
      <Reference URI="Pictures/10000000000001F400000177645C59C7.jpg">
        <DigestMethod Algorithm="http://www.w3.org/2000/09/xmldsig#sha1"/>
        <DigestValue>KrYHydRSUmYJ6uZWwVAeTNLNc4c=</DigestValue>
      </Reference>
      <Reference URI="Pictures/10000000000001F400000114C6A9D523.jpg">
        <DigestMethod Algorithm="http://www.w3.org/2000/09/xmldsig#sha1"/>
        <DigestValue>rgO8yOqlBvDDDTC0E1fxJR/0sm0=</DigestValue>
      </Reference>
      <Reference URI="Pictures/100000000000025800000190DF04246A.jpg">
        <DigestMethod Algorithm="http://www.w3.org/2000/09/xmldsig#sha1"/>
        <DigestValue>EAuxzYJcWYGVuTF/PoLCB4jHQBs=</DigestValue>
      </Reference>
      <Reference URI="Pictures/10000201000000580000001F516347EA.png">
        <DigestMethod Algorithm="http://www.w3.org/2000/09/xmldsig#sha1"/>
        <DigestValue>2/WdoDYnscGu0wQyokZ8JFuM+/E=</DigestValue>
      </Reference>
      <Reference URI="Pictures/10000000000002580000033541DB86CE.jpg">
        <DigestMethod Algorithm="http://www.w3.org/2000/09/xmldsig#sha1"/>
        <DigestValue>jCvxmavde9Wx+BayWZuKBfBZ84A=</DigestValue>
      </Reference>
      <Reference URI="Pictures/10000000000001F40000014DBF86C789.jpg">
        <DigestMethod Algorithm="http://www.w3.org/2000/09/xmldsig#sha1"/>
        <DigestValue>bvigELLFvkWI1Q+jBeokdtyF/Qw=</DigestValue>
      </Reference>
      <Reference URI="Pictures/10000000000001DD000001F4BA671DBF.jpg">
        <DigestMethod Algorithm="http://www.w3.org/2000/09/xmldsig#sha1"/>
        <DigestValue>jd0Q6peu4ZuINI6UOiUTLlAXwyE=</DigestValue>
      </Reference>
      <Reference URI="Pictures/10000000000001F40000016201C07483.jpg">
        <DigestMethod Algorithm="http://www.w3.org/2000/09/xmldsig#sha1"/>
        <DigestValue>N2G/pSXqgNYFoKiMT8NY1fi+QeQ=</DigestValue>
      </Reference>
      <Reference URI="Pictures/10000000000001F40000012D6A391C66.jpg">
        <DigestMethod Algorithm="http://www.w3.org/2000/09/xmldsig#sha1"/>
        <DigestValue>URFhPWwmxNn2msa8NJjn+EQYrLc=</DigestValue>
      </Reference>
      <Reference URI="Pictures/10000000000001F40000017706E3FA04.jpg">
        <DigestMethod Algorithm="http://www.w3.org/2000/09/xmldsig#sha1"/>
        <DigestValue>/1n/M+rlDgw0jSqU81SXdStipDQ=</DigestValue>
      </Reference>
      <Reference URI="META-INF/manifest.xml">
        <Transforms>
          <Transform Algorithm="http://www.w3.org/TR/2001/REC-xml-c14n-20010315"/>
        </Transforms>
        <DigestMethod Algorithm="http://www.w3.org/2000/09/xmldsig#sha1"/>
        <DigestValue>iL6JUCtAC8M0LL3ppnmP0ksyjxQ=</DigestValue>
      </Reference>
      <Reference URI="mimetype">
        <DigestMethod Algorithm="http://www.w3.org/2000/09/xmldsig#sha1"/>
        <DigestValue>1U91NCtijMMJ3/quAtnSsnAIRv8=</DigestValue>
      </Reference>
      <Reference URI="content.xml">
        <Transforms>
          <Transform Algorithm="http://www.w3.org/TR/2001/REC-xml-c14n-20010315"/>
        </Transforms>
        <DigestMethod Algorithm="http://www.w3.org/2000/09/xmldsig#sha1"/>
        <DigestValue>zmAzZwXbApvT+6ZMxXjSBnc7G2g=</DigestValue>
      </Reference>
      <Reference URI="styles.xml">
        <Transforms>
          <Transform Algorithm="http://www.w3.org/TR/2001/REC-xml-c14n-20010315"/>
        </Transforms>
        <DigestMethod Algorithm="http://www.w3.org/2000/09/xmldsig#sha1"/>
        <DigestValue>57Di6eHUOV9o17HmXrZWIHGXTQk=</DigestValue>
      </Reference>
      <Reference URI="meta.xml">
        <Transforms>
          <Transform Algorithm="http://www.w3.org/TR/2001/REC-xml-c14n-20010315"/>
        </Transforms>
        <DigestMethod Algorithm="http://www.w3.org/2000/09/xmldsig#sha1"/>
        <DigestValue>WRqPjR39TrIcmMyBE+ruCRXK0cY=</DigestValue>
      </Reference>
      <Reference URI="Thumbnails/thumbnail.png">
        <DigestMethod Algorithm="http://www.w3.org/2000/09/xmldsig#sha1"/>
        <DigestValue>B1qhUOQSLSTozexjQ5LJjqLrWxc=</DigestValue>
      </Reference>
      <Reference URI="Configurations2/accelerator/current.xml">
        <DigestMethod Algorithm="http://www.w3.org/2000/09/xmldsig#sha1"/>
        <DigestValue>2jmj7l5rSw0yVb/vlWAYkK/YBwk=</DigestValue>
      </Reference>
      <Reference URI="settings.xml">
        <Transforms>
          <Transform Algorithm="http://www.w3.org/TR/2001/REC-xml-c14n-20010315"/>
        </Transforms>
        <DigestMethod Algorithm="http://www.w3.org/2000/09/xmldsig#sha1"/>
        <DigestValue>AfCjGtrKz3UyVd1+tUItqXZ7mwY=</DigestValue>
      </Reference>
      <Reference URI="#ID_001e00bd0006003800f30057004e004b009f006000c400ef0008002c00f90086">
        <DigestMethod Algorithm="http://www.w3.org/2000/09/xmldsig#sha1"/>
        <DigestValue>S1chnTDBerfsesvLF4XMsD2Cc+Y=</DigestValue>
      </Reference>
    </SignedInfo>
    <SignatureValue>VwffcyXQRhMe8ueQpyNhduleNtfiw+N4/LqJmg+8QKCYoGhjFz2moXk2Evm10ifo
ecCsXTWJBTXXlFJSqJzRDRrsrbrQ9BE//WG/PIgbQYoz8Qx/Ry7y5FkSHIgp0VI7
AbdHAvRF9Tyzzluq8vryN5I71W7XFYZH4mQrO9HvmbXGULVQ+JORBW/r7lFmkDJV
cwfN6EvrVdTQRPpE5K45kXxSixR6UvNqrsvBXwDVRWmDusC5Zc0nFLCJKysXWt82
2qWl3ps1u9s7s94rdcSnVn5DY1sNoyotYqcbnTQG29pvj4iV47+y/hud/EtXCdJI
wg6t9vdnXGQJFRTRT13jlg==</SignatureValue>
    <KeyInfo>
      <X509Data>
        <X509IssuerSerial>
          <X509IssuerName>CN=Thawte Personal Freemail Issuing CA,O=Thawte Consulting (Pty) Ltd.,C=ZA</X509IssuerName>
          <X509SerialNumber>984454743928282696309464833625567892</X509SerialNumber>
        </X509IssuerSerial>
        <X509Certificate>MIIC7DCCAlWgAwIBAgIQAL2ZXcRhVLS9xH8RMtoylDANBgkqhkiG9w0BAQUFADBi
MQswCQYDVQQGEwJaQTElMCMGA1UEChMcVGhhd3RlIENvbnN1bHRpbmcgKFB0eSkg
THRkLjEsMCoGA1UEAxMjVGhhd3RlIFBlcnNvbmFsIEZyZWVtYWlsIElzc3Vpbmcg
Q0EwHhcNMDkwODI2MDk0MjIwWhcNMTAwODI2MDk0MjIwWjBLMR8wHQYDVQQDExZU
aGF3dGUgRnJlZW1haWwgTWVtYmVyMSgwJgYJKoZIhvcNAQkBFhlpbWFjYXRAbWFp
bC5pbWFjYXQuaWR2LnR3MIIBIjANBgkqhkiG9w0BAQEFAAOCAQ8AMIIBCgKCAQEA
rd+tm0oU/ngaC6jXHvVyiES4vj/JCEQ8q0cJ1MpoNX0TUw/NIy5dwV1gUhyvTIKk
9DHo7Tzh5DmzQR7KQCrTEiaHoIMpO2ln60/JH6ygFgdYKeIZP0uP2ZUENcaSzT8k
M39ObdT8uylUYTfabR/lEa1/YsfxkkVHkHoGc+R6tE7vuo49MyNTVtzvvIAs+kkW
DgfmAFgoGVnbxRISjrbmnh8DcREyJEol3aGiWcFjJN2Bpivc3gp9JbwQbX0dk2gt
wTCgo12YLVdIYrRyVlDE4E6fzsV0OUKhupCzIQvsck852BIz1SpGoosoO5CN5CBP
B0gPRJPbvD/YGg5zPBtOTwIDAQABozYwNDAkBgNVHREEHTAbgRlpbWFjYXRAbWFp
bC5pbWFjYXQuaWR2LnR3MAwGA1UdEwEB/wQCMAAwDQYJKoZIhvcNAQEFBQADgYEA
rJz2CAX3+FnvaFKuLXhdKJnZPMDX9DgEHTGcNVuA8uQ/Kjv1CNhdT4k4vl/SjCsF
0hoApXPCmUaIo8PLad2jnZiJ9ztI4r1wvpDNtXXXhvyysLKNQgetjqJMrKkX5Ui1
3K5s89Ny6l/sSuH3+A/7X08/iJ862FgYSrg1zbsEVUI=</X509Certificate>
      </X509Data>
    </KeyInfo>
    <Object>
      <SignatureProperties>
        <SignatureProperty Id="ID_001e00bd0006003800f30057004e004b009f006000c400ef0008002c00f90086" Target="#ID_0094009c0084008400b5007d004500e1009200a300fa001d00c6006800370061">
          <dc:date xmlns:dc="http://purl.org/dc/elements/1.1/">2010-08-12T12:56:05</dc:date>
        </SignatureProperty>
      </SignatureProperties>
    </Object>
  </Signature>
</document-signatures>
</file>